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graphics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graphics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graphics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graphics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c0c0c0" draw:marker-start-width="0.45cm" draw:marker-end-width="0.45cm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2cm" draw:marker-start-width="0.6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="Arrow" draw:marker-start-width="0.6cm" draw:marker-end="" draw:marker-end-width="0.8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4.5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4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3.127cm"/>
    </style:style>
    <style:style style:name="gr9" style:family="graphic" style:parent-style-name="standard">
      <style:graphic-properties draw:fill="hatch" draw:fill-gradient-name="Gradient_20_1" draw:fill-hatch-name="Hatch_20_1" draw:fill-hatch-solid="false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6cm" fo:min-width="11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61cm"/>
    </style:style>
    <style:style style:name="gr12" style:family="graphic" style:parent-style-name="standard">
      <style:graphic-properties draw:fill="hatch" draw:fill-color="#99ccff" draw:fill-gradient-name="Gradient_20_1" draw:fill-hatch-name="Hatch_20_1" draw:fill-hatch-solid="false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7cm" fo:min-width="6.1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1.1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1.1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1.2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4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6cm" fo:min-width="7.983cm"/>
    </style:style>
    <style:style style:name="gr19" style:family="graphic" style:parent-style-name="standard">
      <style:graphic-properties draw:fill="hatch" draw:fill-hatch-name="Hatch_20_1" draw:fill-hatch-solid="false" draw:opacity="50%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draw:stroke="none" draw:fill="none" fo:min-height="14.423cm"/>
    </style:style>
    <style:style style:name="gr21" style:family="graphic" style:parent-style-name="standard">
      <style:graphic-properties draw:stroke="none" draw:fill="none" draw:fill-hatch-name="Hatch_20_1" draw:fill-hatch-solid="false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svg:stroke-width="0.2cm" draw:marker-start-width="0.6cm" draw:marker-end-width="0.6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cm"/>
    </style:style>
    <style:style style:name="gr24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28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dash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draw:stroke-dash="Ultrafine_20_Dashed"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cm" fo:min-width="12.493cm"/>
    </style:style>
    <style:style style:name="gr36" style:family="graphic" style:parent-style-name="standard">
      <style:graphic-properties draw:stroke="none" draw:fill="none" fo:min-height="20.518cm"/>
    </style:style>
    <style:style style:name="gr37" style:family="graphic" style:parent-style-name="standard">
      <style:graphic-properties draw:ole-draw-aspect="1"/>
    </style:style>
    <style:style style:name="gr38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9" style:family="graphic" style:parent-style-name="standard">
      <style:graphic-properties draw:textarea-horizontal-align="center" draw:textarea-vertical-align="middle"/>
    </style:style>
    <style:style style:name="gr40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cm" fo:min-width="28.98cm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fo:min-height="2.335cm"/>
    </style:style>
    <style:style style:name="gr4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87cm"/>
    </style:style>
    <style:style style:name="gr47" style:family="graphic" style:parent-style-name="standard">
      <style:graphic-properties draw:stroke="none" draw:fill="none" fo:min-height="1.577cm"/>
    </style:style>
    <style:style style:name="gr48" style:family="graphic" style:parent-style-name="standard">
      <style:graphic-properties draw:stroke="none" draw:fill="none" fo:min-height="1.764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13.609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title">
      <style:graphic-properties draw:auto-grow-height="true" fo:min-height="2.505cm"/>
    </style:style>
    <style:style style:name="pr7" style:family="presentation" style:parent-style-name="Обычный-outline1" style:list-style-name="L3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40pt" style:font-size-asian="40pt" style:font-size-complex="40pt"/>
    </style:style>
    <style:style style:name="P9" style:family="paragraph">
      <style:text-properties fo:font-size="40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40pt" style:font-size-asian="40pt" style:font-size-complex="4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20pt"/>
    </style:style>
    <style:style style:name="P14" style:family="paragraph">
      <style:text-properties fo:font-size="46pt" style:font-size-asian="46pt" style:font-size-complex="46pt"/>
    </style:style>
    <style:style style:name="P15" style:family="paragraph">
      <style:paragraph-properties fo:text-align="center"/>
      <style:text-properties fo:font-size="32pt"/>
    </style:style>
    <style:style style:name="P16" style:family="paragraph">
      <style:paragraph-properties fo:text-align="center"/>
      <style:text-properties fo:font-size="60pt" style:font-size-asian="54pt" style:font-size-complex="54pt"/>
    </style:style>
    <style:style style:name="P17" style:family="paragraph">
      <style:paragraph-properties fo:text-align="center"/>
      <style:text-properties fo:font-size="32pt" style:font-size-asian="54pt" style:font-size-complex="54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text-align="justify"/>
      <style:text-properties fo:font-family="'Courier New'" style:font-family-generic="modern" style:font-pitch="fixed" fo:font-size="30pt" style:font-size-asian="30pt" style:font-size-complex="30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paragraph-properties fo:text-align="justify"/>
      <style:text-properties fo:font-size="54pt" style:font-size-asian="54pt" style:font-size-complex="54pt"/>
    </style:style>
    <style:style style:name="P23" style:family="paragraph">
      <style:paragraph-properties fo:text-align="end"/>
      <style:text-properties fo:font-size="54pt" style:font-size-asian="54pt" style:font-size-complex="54pt"/>
    </style:style>
    <style:style style:name="P24" style:family="paragraph">
      <style:paragraph-properties fo:text-align="justify"/>
      <style:text-properties fo:font-family="Arial" style:font-family-generic="swiss" style:font-pitch="variable" fo:font-size="54pt" style:font-size-asian="54pt" style:font-size-complex="54pt"/>
    </style:style>
    <style:style style:name="P25" style:family="paragraph">
      <style:paragraph-properties fo:text-align="end"/>
      <style:text-properties fo:font-size="48pt" style:font-size-asian="48pt" style:font-size-complex="48pt"/>
    </style:style>
    <style:style style:name="P26" style:family="paragraph">
      <style:paragraph-properties fo:text-align="center"/>
      <style:text-properties fo:font-size="36pt" style:font-size-asian="36pt" style:font-size-complex="36pt"/>
    </style:style>
    <style:style style:name="P27" style:family="paragraph">
      <style:text-properties fo:font-size="54pt" style:font-size-asian="54pt" style:font-size-complex="54pt"/>
    </style:style>
    <style:style style:name="P28" style:family="paragraph">
      <style:text-properties fo:font-size="40pt" style:font-size-asian="48pt" style:font-size-complex="48pt"/>
    </style:style>
    <style:style style:name="P29" style:family="paragraph">
      <style:text-properties fo:font-size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18pt" style:font-size-complex="18pt"/>
    </style:style>
    <style:style style:name="T7" style:family="text">
      <style:text-properties fo:font-size="20pt"/>
    </style:style>
    <style:style style:name="T8" style:family="text">
      <style:text-properties fo:font-size="46pt" style:font-size-asian="46pt" style:font-size-complex="46pt"/>
    </style:style>
    <style:style style:name="T9" style:family="text">
      <style:text-properties fo:font-size="32pt"/>
    </style:style>
    <style:style style:name="T10" style:family="text">
      <style:text-properties fo:font-size="60pt" style:font-size-asian="54pt" style:font-size-complex="54pt"/>
    </style:style>
    <style:style style:name="T11" style:family="text">
      <style:text-properties fo:font-size="32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Symbol" style:font-style-name="Regular" style:font-family-generic="roman" style:font-pitch="variable" style:font-charset="x-symbol" fo:font-size="44pt" style:font-family-asian="Symbol" style:font-style-name-asian="Regular" style:font-family-generic-asian="roman" style:font-pitch-asian="variable" style:font-charset-asian="x-symbol" style:font-size-asian="44pt" style:font-family-complex="Symbol" style:font-style-name-complex="Regular" style:font-family-generic-complex="roman" style:font-pitch-complex="variable" style:font-charset-complex="x-symbol" style:font-size-complex="44pt"/>
    </style:style>
    <style:style style:name="T14" style:family="text">
      <style:text-properties fo:font-family="Arial" style:font-family-generic="roman" style:font-pitch="variable" fo:font-size="44pt" style:font-family-asian="Symbol" style:font-style-name-asian="Regular" style:font-family-generic-asian="roman" style:font-pitch-asian="variable" style:font-charset-asian="x-symbol" style:font-size-asian="44pt" style:font-family-complex="Symbol" style:font-style-name-complex="Regular" style:font-family-generic-complex="roman" style:font-pitch-complex="variable" style:font-charset-complex="x-symbol" style:font-size-complex="44pt"/>
    </style:style>
    <style:style style:name="T15" style:family="text">
      <style:text-properties fo:font-family="Arial" style:font-style-name="Обычный" style:font-family-generic="swiss" style:font-pitch="variable" fo:font-size="44pt" style:font-family-asian="Arial" style:font-style-name-asian="Обычный" style:font-family-generic-asian="swiss" style:font-pitch-asian="variable" style:font-size-asian="44pt" style:font-family-complex="Arial" style:font-style-name-complex="Обычный" style:font-family-generic-complex="swiss" style:font-pitch-complex="variable" style:font-size-complex="44pt"/>
    </style:style>
    <style:style style:name="T16" style:family="text">
      <style:text-properties fo:font-family="'Courier New'" style:font-family-generic="modern" style:font-pitch="fixed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family="'Courier New'" style:font-family-generic="modern" style:font-pitch="fixed" fo:font-size="30pt" style:font-size-asian="30pt" style:font-size-complex="30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family="Symbol" style:font-style-name="Regular" style:font-family-generic="roman" style:font-pitch="variable" style:font-charset="x-symbol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21" style:family="text">
      <style:text-properties fo:font-family="Arial" style:font-family-generic="swiss" style:font-pitch="variable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2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2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24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25" style:family="text">
      <style:text-properties fo:font-family="Symbol" style:font-family-generic="roman" style:font-pitch="variable" style:font-charset="x-symbol" fo:font-size="54pt" style:font-family-asian="Symbol" style:font-style-name-asian="Regular" style:font-family-generic-asian="roman" style:font-pitch-asian="variable" style:font-charset-asian="x-symbol" style:font-size-asian="54pt" style:font-family-complex="Symbol" style:font-style-name-complex="Regular" style:font-family-generic-complex="roman" style:font-pitch-complex="variable" style:font-charset-complex="x-symbol" style:font-size-complex="54pt"/>
    </style:style>
    <style:style style:name="T26" style:family="text">
      <style:text-properties fo:font-family="Arial" style:font-style-name="Обычный" style:font-family-generic="swiss" style:font-pitch="variable" fo:font-size="54pt" style:font-family-asian="Arial" style:font-style-name-asian="Обычный" style:font-family-generic-asian="swiss" style:font-pitch-asian="variable" style:font-size-asian="54pt" style:font-family-complex="Arial" style:font-style-name-complex="Обычный" style:font-family-generic-complex="swiss" style:font-pitch-complex="variable" style:font-size-complex="54pt"/>
    </style:style>
    <style:style style:name="T27" style:family="text">
      <style:text-properties fo:font-size="40pt" style:font-size-asian="48pt" style:font-size-complex="48pt"/>
    </style:style>
    <style:style style:name="T28" style:family="text">
      <style:text-properties fo:font-family="Symbol" style:font-style-name="Regular" style:font-family-generic="roman" style:font-pitch="variable" style:font-charset="x-symbol" fo:font-size="40pt" style:font-family-asian="Symbol" style:font-style-name-asian="Regular" style:font-family-generic-asian="roman" style:font-pitch-asian="variable" style:font-charset-asian="x-symbol" style:font-size-asian="48pt" style:font-family-complex="Symbol" style:font-style-name-complex="Regular" style:font-family-generic-complex="roman" style:font-pitch-complex="variable" style:font-charset-complex="x-symbol" style:font-size-complex="48pt"/>
    </style:style>
    <style:style style:name="T29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style:style style:name="T30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8pt" style:font-family-complex="Arial" style:font-style-name-complex="Обычный" style:font-family-generic-complex="swiss" style:font-pitch-complex="variable" style:font-size-complex="48pt"/>
    </style:style>
    <style:style style:name="T31" style:family="text">
      <style:text-properties fo:font-size="40pt"/>
    </style:style>
    <style:style style:name="T32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3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256cm" svg:x="1.4cm" svg:y="0.961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><text:span text:style-name="T1">Построение тестовых данных при генерации ассемблерных программ</text:span></text:p>
            <text:p><text:span text:style-name="T1"><text:s/></text:span><text:span text:style-name="T1"><text:line-break/></text:span><text:span text:style-name="T1">( секреты теслы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482cm" svg:x="2.1cm" svg:y="14.107cm" presentation:class="notes" presentation:user-transformed="true">
            <draw:text-box>
              <text:p text:style-name="P2">с самого начала хочу предупредить, что некоторым доклад покажется слишком математическим.</text:p>
              <text:p text:style-name="P2">Так получается, что последние 3 доклада на малом семинаре получились связанными с тестированием аппаратной части компьютеров. В пору уже переимновывать семинар :) Такой интерес к этой проблематике говорит о ее <text:span text:style-name="T2">важности для нашего отдела и свежести</text:span>, в том смысле, что здесь еще находится много интересных, увлекательных и нетривиальных, но важных задач. Мне кажется, к таковой задаче относится и поставленная мне задача, о которой пойдет сейчас речь.</text:p>
              <text:p/>
              <text:p>Надо показать, что задача интересная! важная! но и сложная. </text:p>
            </draw:text-box>
          </draw:frame>
        </presentation:notes>
      </draw:page>
      <draw:page draw:name="page2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 presentation:user-transformed="true">
          <draw:text-box/>
        </draw:frame>
        <draw:custom-shape draw:style-name="gr2" draw:text-style-name="P3" draw:layer="layout" svg:width="7.891cm" svg:height="7.891cm" svg:x="16.804cm" svg:y="4.5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4324.3791180942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line draw:style-name="gr3" draw:text-style-name="P3" draw:id="id3" draw:layer="layout" svg:width="10.954cm" svg:height="0cm" svg:x="3.295cm" svg:y="5.855cm" svg:viewBox="0 0 10955 0" draw:points="0,0 10955,0">
          <text:p/>
        </draw:polyline>
        <draw:line draw:style-name="gr4" draw:text-style-name="P3" draw:layer="layout" svg:x1="3.296cm" svg:y1="11.255cm" svg:x2="14.251cm" svg:y2="11.255cm">
          <text:p/>
        </draw:line>
        <draw:polyline draw:style-name="gr3" draw:text-style-name="P3" draw:id="id4" draw:layer="layout" svg:width="10.954cm" svg:height="0cm" svg:x="3.296cm" svg:y="4.055cm" svg:viewBox="0 0 10955 0" draw:points="0,0 10955,0">
          <text:p/>
        </draw:polyline>
        <draw:line draw:style-name="gr3" draw:text-style-name="P3" draw:layer="layout" svg:x1="3.296cm" svg:y1="7.655cm" svg:x2="14.251cm" svg:y2="7.655cm">
          <text:p/>
        </draw:line>
        <draw:polyline draw:style-name="gr4" draw:text-style-name="P3" draw:id="id5" draw:layer="layout" svg:width="10.954cm" svg:height="0cm" svg:x="3.297cm" svg:y="13.155cm" svg:viewBox="0 0 10955 0" draw:points="0,0 10955,0">
          <text:p/>
        </draw:polyline>
        <draw:polyline draw:style-name="gr4" draw:text-style-name="P3" draw:id="id6" draw:layer="layout" svg:width="10.954cm" svg:height="0cm" svg:x="3.297cm" svg:y="15.155cm" svg:viewBox="0 0 10955 0" draw:points="0,0 10955,0">
          <text:p/>
        </draw:polyline>
        <draw:frame draw:style-name="gr5" draw:text-style-name="P4" draw:id="id7" draw:layer="layout" svg:width="6.073cm" svg:height="1.517cm" svg:x="3.388cm" svg:y="2.442cm">
          <draw:text-box>
            <text:p><text:span text:style-name="T3">ADD x, y, z</text:span></text:p>
          </draw:text-box>
        </draw:frame>
        <draw:frame draw:style-name="gr5" draw:text-style-name="P4" draw:id="id8" draw:layer="layout" svg:width="6.154cm" svg:height="1.517cm" svg:x="3.389cm" svg:y="4.443cm">
          <draw:text-box>
            <text:p><text:span text:style-name="T3">SUB u, x, z</text:span></text:p>
          </draw:text-box>
        </draw:frame>
        <draw:frame draw:style-name="gr5" draw:text-style-name="P4" draw:id="id9" draw:layer="layout" svg:width="5.353cm" svg:height="1.517cm" svg:x="3.389cm" svg:y="6.244cm">
          <draw:text-box>
            <text:p><text:span text:style-name="T3">LW y, x, 1</text:span></text:p>
          </draw:text-box>
        </draw:frame>
        <draw:frame draw:style-name="gr5" draw:text-style-name="P4" draw:id="id10" draw:layer="layout" svg:width="4.862cm" svg:height="1.517cm" svg:x="9.39cm" svg:y="9.645cm">
          <draw:text-box>
            <text:p><text:span text:style-name="T3">x = 1000</text:span></text:p>
          </draw:text-box>
        </draw:frame>
        <draw:frame draw:style-name="gr5" draw:text-style-name="P4" draw:id="id11" draw:layer="layout" svg:width="4.96cm" svg:height="1.517cm" svg:x="9.39cm" svg:y="11.646cm">
          <draw:text-box>
            <text:p><text:span text:style-name="T3">Overflow</text:span></text:p>
          </draw:text-box>
        </draw:frame>
        <draw:frame draw:style-name="gr5" draw:text-style-name="P4" draw:id="id12" draw:layer="layout" svg:width="8.253cm" svg:height="1.517cm" svg:x="5.99cm" svg:y="13.547cm">
          <draw:text-box>
            <text:p><text:span text:style-name="T3">y = 0, CacheHit</text:span></text:p>
          </draw:text-box>
        </draw:frame>
        <draw:frame draw:style-name="gr5" draw:text-style-name="P5" draw:id="id13" draw:layer="layout" svg:width="22.757cm" svg:height="3.401cm" svg:x="2.703cm" svg:y="17.211cm">
          <draw:text-box>
            <text:p text:style-name="P3"><text:span text:style-name="T4">последовательность стимулов — </text:span></text:p>
            <text:p text:style-name="P3"><text:span text:style-name="T4">ассемблерная программа 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5.049cm" svg:x="2.1cm" svg:y="14.107cm" presentation:class="notes" presentation:user-transformed="true">
            <draw:text-box>
              <text:p>Сначала пару слов про то, как осуществляется тестирование м/пр-а. М/пр можно воспринимать, как черный ящик. Ему подаются стимулы и принимаются реакции. Но этот черный ящик обладает состоянием (регистры, кэш, TLB, память). Поэтому при тестировании надо рассматривать целые последовательности стимулов. А далее всё идет так, как нам привычно в UniTESK: подается очередной стимул, обрабатываются готовые реакции и т.д. Последовательность стимулов нужна хитрая: представьте, на конвейере обрабатывается поток инструкций, по сути две соседние команды исполняются параллельно. А если им нужен один и тот же регистр, вдруг они возьмут и изменят их так, что в результате регистр получит неверное значение? Значит, нужны такие последовательности инструкций, в которых будут зависимые инструкции. </text:p>
            </draw:text-box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6" draw:text-style-name="P1" draw:layer="layout" svg:width="5.075cm" svg:height="2.667cm" svg:x="4.643cm" svg:y="4.873cm">
          <draw:text-box>
            <text:p><text:span text:style-name="T1">ADD</text:span></text:p>
          </draw:text-box>
        </draw:frame>
        <draw:frame draw:style-name="gr7" draw:text-style-name="P1" draw:id="id14" draw:layer="layout" svg:width="4.959cm" svg:height="2.666cm" svg:x="4.644cm" svg:y="7.985cm">
          <draw:text-box>
            <text:p><text:span text:style-name="T1">SUB</text:span></text:p>
          </draw:text-box>
        </draw:frame>
        <draw:frame draw:style-name="gr8" draw:text-style-name="P1" draw:id="id15" draw:layer="layout" svg:width="3.627cm" svg:height="2.666cm" svg:x="4.644cm" svg:y="11.346cm">
          <draw:text-box>
            <text:p><text:span text:style-name="T1">LW</text:span></text:p>
          </draw:text-box>
        </draw:frame>
        <draw:custom-shape draw:style-name="gr9" draw:text-style-name="P3" draw:id="id16" draw:layer="layout" svg:width="5.482cm" svg:height="12.245cm" svg:x="4.121cm" svg:y="3.477cm">
          <text:p text:style-name="P3"><text:tab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id="id17" draw:layer="layout" svg:width="12.386cm" svg:height="4.406cm" svg:x="1.567cm" svg:y="15.722cm">
          <draw:text-box>
            <text:p text:style-name="P3"><text:span text:style-name="T5">последовательность</text:span></text:p>
            <text:p text:style-name="P3"><text:span text:style-name="T5">названий</text:span></text:p>
            <text:p text:style-name="P3"><text:span text:style-name="T5">инструкций</text:span></text:p>
          </draw:text-box>
        </draw:frame>
        <draw:frame draw:style-name="gr11" draw:text-style-name="P1" draw:id="id18" draw:layer="layout" svg:width="8.11cm" svg:height="2.666cm" svg:x="10.367cm" svg:y="4.875cm">
          <draw:text-box>
            <text:p><text:span text:style-name="T1">х, <text:s text:c="4"/>, <text:s text:c="3"/></text:span></text:p>
          </draw:text-box>
        </draw:frame>
        <draw:frame draw:style-name="gr11" draw:text-style-name="P1" draw:id="id19" draw:layer="layout" svg:width="8.11cm" svg:height="2.666cm" svg:x="10.367cm" svg:y="7.862cm">
          <draw:text-box>
            <text:p><text:span text:style-name="T1"><text:s text:c="2"/></text:span><text:span text:style-name="T1">, <text:s/>x , <text:s text:c="3"/></text:span></text:p>
          </draw:text-box>
        </draw:frame>
        <draw:custom-shape draw:style-name="gr12" draw:text-style-name="P3" draw:id="id20" draw:layer="layout" svg:width="2.492cm" svg:height="7.568cm" draw:transform="skewX (9.87118615294158E-017) rotate (0.7853981633973) translate (8.964cm 5.8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id="id21" draw:layer="layout" svg:width="6.692cm" svg:height="1.677cm" svg:x="12.393cm" svg:y="3.653cm">
          <draw:text-box>
            <text:p text:style-name="P3"><text:span text:style-name="T5">аргументы</text:span></text:p>
          </draw:text-box>
        </draw:frame>
        <draw:frame draw:style-name="gr14" draw:text-style-name="P1" draw:id="id22" draw:layer="layout" svg:width="1.679cm" svg:height="2.666cm" svg:x="13.104cm" svg:y="4.752cm">
          <draw:text-box>
            <text:p><text:span text:style-name="T1">y</text:span></text:p>
          </draw:text-box>
        </draw:frame>
        <draw:frame draw:style-name="gr15" draw:text-style-name="P1" draw:id="id23" draw:layer="layout" svg:width="1.679cm" svg:height="2.667cm" svg:x="15.638cm" svg:y="7.863cm">
          <draw:text-box>
            <text:p><text:span text:style-name="T1">y</text:span></text:p>
          </draw:text-box>
        </draw:frame>
        <draw:frame draw:style-name="gr14" draw:text-style-name="P1" draw:id="id24" draw:layer="layout" svg:width="1.679cm" svg:height="2.666cm" svg:x="15.638cm" svg:y="4.753cm">
          <draw:text-box>
            <text:p><text:span text:style-name="T1">z</text:span></text:p>
          </draw:text-box>
        </draw:frame>
        <draw:frame draw:style-name="gr16" draw:text-style-name="P1" draw:id="id25" draw:layer="layout" svg:width="1.794cm" svg:height="2.666cm" svg:x="10.37cm" svg:y="7.989cm">
          <draw:text-box>
            <text:p><text:span text:style-name="T1">u</text:span></text:p>
          </draw:text-box>
        </draw:frame>
        <draw:frame draw:style-name="gr17" draw:text-style-name="P1" draw:id="id26" draw:layer="layout" svg:width="7.992cm" svg:height="2.666cm" svg:x="10.37cm" svg:y="11.225cm">
          <draw:text-box>
            <text:p><text:span text:style-name="T1">z, <text:s/>x, <text:s text:c="2"/>1</text:span></text:p>
          </draw:text-box>
        </draw:frame>
        <draw:frame draw:style-name="gr18" draw:text-style-name="P1" draw:id="id28" draw:layer="layout" svg:width="8.483cm" svg:height="2.666cm" svg:x="11.987cm" svg:y="0.897cm">
          <draw:text-box>
            <text:p><text:span text:style-name="T1">x,y,z,u = ?</text:span></text:p>
          </draw:text-box>
        </draw:frame>
        <draw:custom-shape draw:style-name="gr19" draw:text-style-name="P8" draw:id="id27" draw:layer="layout" svg:width="8.773cm" svg:height="1.447cm" svg:x="18.753cm" svg:y="5.23cm">
          <text:p text:style-name="P7"><text:span text:style-name="T4">Over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3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6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1.1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3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8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8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1.805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2.106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2.407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2.708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3.009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4.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37.225cm" svg:x="2.1cm" svg:y="14.107cm" presentation:class="notes" presentation:user-transformed="true">
            <draw:text-box>
              <text:p>Мы уже близки к постановке задачи. Цель — автоматическая генерация последовательности стимулов, т.е. ассемблерных программ. Если мы научимся их генерировать автоматически, то практически всё тестирование м/пр-а можно будет проводить автоматически! Давайте ближе посмотрим на то, что надо сгенерировать, а что уже есть. Последовательность инструкций в программе дана. Инструкциям нужны аргументы. Аргументы — регистры тоже указаны. Но вы чувствуете, что этого мало — непонятно, что проверять при исполнении такой программы. Скажем, регистр х равен 0 до исполнения программы, запускаем программу на исполнение, а после нее проверяем, равен ли х единице. Но что нам вся программа, мы ведь можем получать реакцию от каждой инструкции. Например, произошло в инструкции деление на ноль или переполнение — м/пр генерирует исключение. А мы при тестировании можем заранее задать, что в этой инструкции произойдет исключение. Опять кажется всё задается заранее — где же здесь задача? Посмотрите, кроме «х» есть другие регистры, от значения которых зависит, произойдет ли деление на ноль или переполнение и получит ли «x» значение 1. Про них не сказали ничего! а без них нельзя быть уверенным, что инструкции будут исполнены заданным образом. Казалось бы, что тут сложного — складывай большое число с большим и наверняка получишь переполнение. А если таких «требований» становится очень много на одно и то же число ? В математике в таком случае составляют систему уравнений или неравенств. Чем мы хуже? Тем более, что это достаточно очевидно. Сложение? Значит, «x = y + z». Деление на ноль? Значит, «y = 0». Непонятно, как такие математические понятия могут быть использованы в программировании? А для таких случаев специально придумали технику constraint'ов. Ограничение — это одна зависимость. Вы пишете набор ограничений, зависимостей, а solver выдает вам набор значений переменных, при которых все ограничения выполнены. Ну и что тут сложного, спросите вы? </text:p>
            </draw:text-box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20" draw:text-style-name="P9" draw:layer="layout" svg:width="24.391cm" svg:height="14.673cm" svg:x="1.984cm" svg:y="3.392cm">
          <draw:text-box>
            <text:p><text:span text:style-name="T6">scenario s()</text:span></text:p>
            <text:p><text:span text:style-name="T6">{</text:span></text:p>
            <text:p><text:span text:style-name="T6"><text:s text:c="3"/></text:span><text:span text:style-name="T6">int x = ?, y = ?, z = ?, u = ?; <text:s text:c="2"/></text:span></text:p>
            <text:p><text:span text:style-name="T6"><text:s text:c="3"/></text:span><text:span text:style-name="T6">Spec.add( x, y, z ); //@ overflow</text:span></text:p>
            <text:p><text:span text:style-name="T6"><text:s text:c="3"/></text:span><text:span text:style-name="T6">Spec.sub( u, x, y ); //@ noexception</text:span></text:p>
            <text:p><text:span text:style-name="T6"><text:s text:c="3"/></text:span><text:span text:style-name="T6">Spec.lw( y, x, 1 ); //@ cache hit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6" draw:text-style-name="P1" draw:layer="layout" svg:width="5.075cm" svg:height="2.667cm" svg:x="1.143cm" svg:y="3.373cm">
          <draw:text-box>
            <text:p><text:span text:style-name="T1">ADD</text:span></text:p>
          </draw:text-box>
        </draw:frame>
        <draw:frame draw:style-name="gr7" draw:text-style-name="P1" draw:layer="layout" svg:width="4.959cm" svg:height="2.666cm" svg:x="1.144cm" svg:y="5.685cm">
          <draw:text-box>
            <text:p><text:span text:style-name="T1">DIV</text:span></text:p>
          </draw:text-box>
        </draw:frame>
        <draw:frame draw:style-name="gr8" draw:text-style-name="P1" draw:layer="layout" svg:width="3.627cm" svg:height="2.666cm" svg:x="1.144cm" svg:y="8.446cm">
          <draw:text-box>
            <text:p><text:span text:style-name="T1">LW</text:span></text:p>
          </draw:text-box>
        </draw:frame>
        <draw:frame draw:style-name="gr11" draw:text-style-name="P1" draw:layer="layout" svg:width="8.11cm" svg:height="2.666cm" svg:x="5.967cm" svg:y="3.375cm">
          <draw:text-box>
            <text:p><text:span text:style-name="T1">х, <text:s text:c="4"/>, <text:s text:c="3"/></text:span></text:p>
          </draw:text-box>
        </draw:frame>
        <draw:frame draw:style-name="gr11" draw:text-style-name="P1" draw:layer="layout" svg:width="8.11cm" svg:height="2.666cm" svg:x="5.967cm" svg:y="5.562cm">
          <draw:text-box>
            <text:p><text:span text:style-name="T1"><text:s text:c="2"/></text:span><text:span text:style-name="T1">, <text:s/>x , <text:s text:c="3"/></text:span></text:p>
          </draw:text-box>
        </draw:frame>
        <draw:frame draw:style-name="gr14" draw:text-style-name="P1" draw:layer="layout" svg:width="1.679cm" svg:height="2.666cm" svg:x="8.704cm" svg:y="3.252cm">
          <draw:text-box>
            <text:p><text:span text:style-name="T1">y</text:span></text:p>
          </draw:text-box>
        </draw:frame>
        <draw:frame draw:style-name="gr15" draw:text-style-name="P1" draw:layer="layout" svg:width="1.679cm" svg:height="2.667cm" svg:x="11.238cm" svg:y="5.563cm">
          <draw:text-box>
            <text:p><text:span text:style-name="T1">y</text:span></text:p>
          </draw:text-box>
        </draw:frame>
        <draw:frame draw:style-name="gr14" draw:text-style-name="P1" draw:layer="layout" svg:width="1.679cm" svg:height="2.666cm" svg:x="11.238cm" svg:y="3.253cm">
          <draw:text-box>
            <text:p><text:span text:style-name="T1">z</text:span></text:p>
          </draw:text-box>
        </draw:frame>
        <draw:frame draw:style-name="gr16" draw:text-style-name="P1" draw:layer="layout" svg:width="1.794cm" svg:height="2.666cm" svg:x="5.97cm" svg:y="5.689cm">
          <draw:text-box>
            <text:p><text:span text:style-name="T1">u</text:span></text:p>
          </draw:text-box>
        </draw:frame>
        <draw:frame draw:style-name="gr17" draw:text-style-name="P1" draw:layer="layout" svg:width="7.992cm" svg:height="2.666cm" svg:x="5.97cm" svg:y="8.325cm">
          <draw:text-box>
            <text:p><text:span text:style-name="T1">z, <text:s/>x, <text:s text:c="2"/>1</text:span></text:p>
          </draw:text-box>
        </draw:frame>
        <draw:frame draw:style-name="gr18" draw:text-style-name="P1" draw:layer="layout" svg:width="8.483cm" svg:height="2.666cm" svg:x="8.691cm" svg:y="0.108cm">
          <draw:text-box>
            <text:p><text:span text:style-name="T1">x,y,z,u = ?</text:span></text:p>
          </draw:text-box>
        </draw:frame>
        <draw:custom-shape draw:style-name="gr21" draw:text-style-name="P11" draw:layer="layout" svg:width="10.537cm" svg:height="1.447cm" svg:x="13.832cm" svg:y="3.83cm">
          <text:p text:style-name="P10"><text:span text:style-name="T4">@ Over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936cm" svg:height="7.819cm" svg:x="10.96cm" svg:y="12.533cm">
          <draw:text-box>
            <text:p><text:span text:style-name="T1">y+z&gt;1000</text:span></text:p>
            <text:p><text:span text:style-name="T1">y != 0</text:span></text:p>
            <text:p><text:span text:style-name="T1">u = x / y</text:span></text:p>
            <text:p><text:span text:style-name="T1">...</text:span></text:p>
          </draw:text-box>
        </draw:frame>
        <draw:custom-shape draw:style-name="gr22" draw:text-style-name="P3" draw:layer="layout" svg:width="1.3cm" svg:height="8.051cm" svg:x="9.66cm" svg:y="12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2" draw:layer="layout" svg:width="7.72cm" svg:height="1.826cm" svg:x="10.503cm" svg:y="10.373cm">
          <draw:text-box>
            <text:p><text:span text:style-name="T4">constraints!</text:span></text:p>
          </draw:text-box>
        </draw:frame>
        <draw:custom-shape draw:style-name="gr21" draw:text-style-name="P8" draw:layer="layout" svg:width="12.991cm" svg:height="1.447cm" svg:x="14.242cm" svg:y="6.131cm">
          <text:p text:style-name="P10"><text:span text:style-name="T4">@ NoDivisionByZe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3" draw:layer="layout" svg:width="10.629cm" svg:height="10.128cm" svg:x="8.639cm" svg:y="10.528cm">
          <text:p/>
        </draw:rect>
        <draw:custom-shape draw:style-name="gr21" draw:text-style-name="P8" draw:layer="layout" svg:width="10.585cm" svg:height="1.447cm" svg:x="14.043cm" svg:y="8.732cm">
          <text:p text:style-name="P10"><text:span text:style-name="T4">@ CacheH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37.225cm" svg:x="2.1cm" svg:y="-7.526cm" presentation:class="notes" presentation:user-transformed="true">
            <draw:text-box>
              <text:p><text:span text:style-name="T7">Мы уже близки к постановке задачи. Цель — автоматическая генерация последовательности стимулов, т.е. ассемблерных программ. Если мы научимся их генерировать автоматически, то практически всё тестирование м/пр-а можно будет проводить автоматически! Давайте ближе посмотрим на то, что надо сгенерировать, а что уже есть. Последовательность инструкций в программе дана. Инструкциям нужны аргументы. Аргументы — регистры тоже указаны. Но вы чувствуете, что этого мало — непонятно, что проверять при исполнении такой программы. Скажем, регистр х равен 0 до исполнения программы, запускаем программу на исполнение, а после нее проверяем, равен ли х единице. Но что нам вся программа, мы ведь можем получать реакцию от каждой инструкции. Например, произошло в инструкции деление на ноль или переполнение — м/пр генерирует исключение. А мы при тестировании можем заранее задать, что в этой инструкции произойдет исключение. Опять кажется всё задается заранее — где же здесь задача? Посмотрите, кроме «х» есть другие регистры, от значения которых зависит, произойдет ли деление на ноль или переполнение и получит ли «x» значение 1. Про них не сказали ничего! а без них нельзя быть уверенным, что инструкции будут исполнены заданным образом. Казалось бы, что тут сложного — складывай большое число с большим и наверняка получишь переполнение. А если таких «требований» становится очень много на одно и то же число ? В математике в таком случае составляют систему уравнений или неравенств. Чем мы хуже? Тем более, что это достаточно очевидно. Сложение? Значит, «x = y + z». Деление на ноль? Значит, «y = 0». Непонятно, как такие математические понятия могут быть использованы в программировании? А для таких случаев специально придумали технику constraint'ов. Ограничение — это одна зависимость. Вы пишете набор ограничений, зависимостей, а solver выдает вам набор значений переменных, при которых все ограничения выполнены. Ну и что тут сложного, спросите вы? </text:span></text:p>
            </draw:text-box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25" draw:text-style-name="P14" draw:layer="layout" svg:width="13.901cm" svg:height="2.063cm" svg:x="0.2cm" svg:y="0.775cm">
          <draw:text-box>
            <text:p><text:span text:style-name="T8">кэш-попадание(x)</text:span></text:p>
          </draw:text-box>
        </draw:frame>
        <draw:custom-shape draw:style-name="gr26" draw:text-style-name="P15" draw:layer="layout" svg:width="2.924cm" svg:height="2.136cm" svg:x="1.485cm" svg:y="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4.385cm" svg:y="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7.285cm" svg:y="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10.185cm" svg:y="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924cm" svg:height="2.136cm" svg:x="4.385cm" svg:y="1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7.285cm" svg:y="1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1.485cm" svg:y="1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10.185cm" svg:y="1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4.386cm" svg:y1="-0.603cm" svg:x2="14.386cm" svg:y2="21.724cm">
          <text:p/>
        </draw:line>
        <draw:frame draw:style-name="gr25" draw:text-style-name="P14" draw:layer="layout" svg:width="11.301cm" svg:height="2.063cm" svg:x="15.701cm" svg:y="0.775cm">
          <draw:text-box>
            <text:p><text:span text:style-name="T8">кэш-промах(x)</text:span></text:p>
          </draw:text-box>
        </draw:frame>
        <draw:custom-shape draw:style-name="gr26" draw:text-style-name="P15" draw:layer="layout" svg:width="2.924cm" svg:height="2.136cm" svg:x="15.486cm" svg:y="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18.386cm" svg:y="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924cm" svg:height="2.136cm" svg:x="21.286cm" svg:y="5.013cm">
          <text:p text:style-name="P3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24.186cm" svg:y="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924cm" svg:height="2.136cm" svg:x="15.486cm" svg:y="1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924cm" svg:height="2.136cm" svg:x="18.386cm" svg:y="1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21.286cm" svg:y="1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924cm" svg:height="2.136cm" svg:x="24.186cm" svg:y="15.013cm">
          <text:p text:style-name="P3"><text:span text:style-name="T11">3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8.634cm" svg:y1="7.706cm" svg:x2="3.11cm" svg:y2="14.576cm">
          <text:p/>
        </draw:line>
        <draw:frame draw:style-name="gr5" draw:text-style-name="P18" draw:layer="layout" svg:width="5.734cm" svg:height="1.673cm" svg:x="7.444cm" svg:y="8.558cm">
          <draw:text-box>
            <text:p><text:span text:style-name="T12">в начало</text:span></text:p>
          </draw:text-box>
        </draw:frame>
        <draw:line draw:style-name="gr33" draw:text-style-name="P3" draw:layer="layout" svg:x1="4.502cm" svg:y1="7.566cm" svg:x2="7.148cm" svg:y2="14.576cm">
          <text:p/>
        </draw:line>
        <draw:frame draw:style-name="gr5" draw:text-style-name="P18" draw:layer="layout" svg:width="3.724cm" svg:height="1.673cm" svg:x="1.244cm" svg:y="8.259cm">
          <draw:text-box>
            <text:p><text:span text:style-name="T12">сдвиг</text:span></text:p>
          </draw:text-box>
        </draw:frame>
        <draw:connector draw:style-name="gr33" draw:text-style-name="P3" draw:layer="layout" draw:type="curve" draw:line-skew="-1.184cm" svg:x1="24.555cm" svg:y1="7.706cm" svg:x2="27.479cm" svg:y2="9.47cm" svg:d="m24555 7706c417 0-1045 1764 2924 1764">
          <text:p/>
        </draw:connector>
        <draw:connector draw:style-name="gr34" draw:text-style-name="P3" draw:layer="layout" draw:type="curve" draw:line-skew="1.125cm" svg:x1="14.808cm" svg:y1="12.952cm" svg:x2="17.732cm" svg:y2="14.716cm" svg:d="m14808 12952c3880 0 2419 1764 2924 1764">
          <text:p/>
        </draw:connector>
        <draw:line draw:style-name="gr33" draw:text-style-name="P3" draw:layer="layout" svg:x1="19.496cm" svg:y1="7.52cm" svg:x2="22.281cm" svg:y2="14.529cm">
          <text:p/>
        </draw:line>
        <draw:frame draw:style-name="gr5" draw:text-style-name="P18" draw:layer="layout" svg:width="3.724cm" svg:height="1.673cm" svg:x="16.249cm" svg:y="8.024cm">
          <draw:text-box>
            <text:p><text:span text:style-name="T12">сдвиг</text:span></text:p>
          </draw:text-box>
        </draw:frame>
        <draw:frame draw:style-name="gr5" draw:text-style-name="P18" draw:layer="layout" svg:width="5.933cm" svg:height="1.673cm" svg:x="22.044cm" svg:y="9.361cm">
          <draw:text-box>
            <text:p><text:span text:style-name="T12">выкинуть</text:span></text:p>
          </draw:text-box>
        </draw:frame>
        <draw:frame draw:style-name="gr5" draw:text-style-name="P18" draw:layer="layout" svg:width="5.734cm" svg:height="1.673cm" svg:x="14.444cm" svg:y="11.359cm">
          <draw:text-box>
            <text:p><text:span text:style-name="T12">в начал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465cm" svg:x="2.1cm" svg:y="14.107cm" presentation:class="notes" presentation:user-transformed="true">
            <draw:text-box>
              <text:p>Вспомним, что есть еще кэш-память. Обращение в память идет через кэш. Если запрашиваемые данные в кэше есть, обращение в память не делается, а вовне идет информация, что произошло кэш-попадание. Если запрашиваемых данных в кэше нет, то делается обращение в память, данные помещаются в кэш, какие-то данные из кэша вытесняются (помните LRU?). Вовне идет информация, что произошел кэш-промах. Значит, для инструкций работы с памятью возможны кэш-попадание или кэш-промах. Как это отражается на нашей задаче? Нужно построить не только начальные значения регистров, но и начальные значения кэш-памяти! Ведь не при любом содержимом кэша будут происходить кэш-попадания и кэш-промахи.</text:p>
            </draw:text-box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25" draw:text-style-name="P14" draw:layer="layout" svg:width="13.901cm" svg:height="2.063cm" svg:x="0.2cm" svg:y="0.775cm">
          <draw:text-box>
            <text:p><text:span text:style-name="T8">кэш-попадание(x)</text:span></text:p>
          </draw:text-box>
        </draw:frame>
        <draw:custom-shape draw:style-name="gr26" draw:text-style-name="P15" draw:layer="layout" svg:width="2.924cm" svg:height="2.136cm" svg:x="1.485cm" svg:y="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4.385cm" svg:y="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7.285cm" svg:y="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10.185cm" svg:y="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924cm" svg:height="2.136cm" svg:x="4.385cm" svg:y="1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7.285cm" svg:y="1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924cm" svg:height="2.136cm" svg:x="1.485cm" svg:y="1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10.185cm" svg:y="1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4.386cm" svg:y1="-0.725cm" svg:x2="14.386cm" svg:y2="21.602cm">
          <text:p/>
        </draw:line>
        <draw:line draw:style-name="gr32" draw:text-style-name="P3" draw:layer="layout" svg:x1="8.634cm" svg:y1="7.706cm" svg:x2="3.11cm" svg:y2="14.576cm">
          <text:p/>
        </draw:line>
        <draw:frame draw:style-name="gr5" draw:text-style-name="P18" draw:layer="layout" svg:width="5.734cm" svg:height="1.673cm" svg:x="7.444cm" svg:y="8.558cm">
          <draw:text-box>
            <text:p><text:span text:style-name="T12">в начало</text:span></text:p>
          </draw:text-box>
        </draw:frame>
        <draw:line draw:style-name="gr33" draw:text-style-name="P3" draw:layer="layout" svg:x1="4.502cm" svg:y1="7.566cm" svg:x2="7.148cm" svg:y2="14.576cm">
          <text:p/>
        </draw:line>
        <draw:frame draw:style-name="gr5" draw:text-style-name="P18" draw:layer="layout" svg:width="3.724cm" svg:height="1.673cm" svg:x="1.244cm" svg:y="8.259cm">
          <draw:text-box>
            <text:p><text:span text:style-name="T12">сдвиг</text:span></text:p>
          </draw:text-box>
        </draw:frame>
        <draw:frame draw:style-name="gr5" draw:text-style-name="P19" draw:layer="layout" svg:width="12.757cm" svg:height="14.477cm" svg:x="14.761cm" svg:y="2.785cm">
          <draw:text-box>
            <text:p><text:span text:style-name="T13"></text:span><text:span text:style-name="T13">!</text:span><text:span text:style-name="T14"> i : cache[i] == x</text:span></text:p>
            <text:p><text:span text:style-name="T14"/></text:p>
            <text:p><text:span text:style-name="T14">in-parallel:</text:span></text:p>
            <text:p><text:span text:style-name="T14"><text:s text:c="2"/></text:span><text:span text:style-name="T13"></text:span><text:span text:style-name="T14"> </text:span><text:span text:style-name="T14">1 &lt; j &lt; i:</text:span></text:p>
            <text:p><text:span text:style-name="T14"><text:s text:c="4"/></text:span><text:span text:style-name="T14">cache[ j ] :=</text:span></text:p>
            <text:p><text:span text:style-name="T14"><text:s text:c="6"/></text:span><text:span text:style-name="T14">cache[ j-1 ]</text:span></text:p>
            <text:p><text:span text:style-name="T14"/></text:p>
            <text:p><text:span text:style-name="T14">cache[1] := 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user-transformed="true">
            <draw:text-box>
              <text:p>Снова попытаемся составить систему ограничений, но уже с учетом кэша. Что сложного — составим ограничения, запустим solver, он нам посчитает содержимое кэш-памяти. Кэш-память — массив данных: по адресу получаем хранящееся данное для этого адреса. Кэш-попадание по адресу — это значит LOAD x, y --&gt; cache[y] == x, cache' := вначало(cache,y). </text:p>
            </draw:text-box>
          </draw:frame>
        </presentation:notes>
      </draw:page>
      <draw:page draw:name="page8" draw:style-name="dp1" draw:master-page-name="Обычный">
        <office:forms form:automatic-focus="false" form:apply-design-mode="false"/>
        <draw:line draw:style-name="gr30" draw:text-style-name="P3" draw:layer="layout" svg:x1="14.386cm" svg:y1="-0.725cm" svg:x2="14.386cm" svg:y2="21.602cm">
          <text:p/>
        </draw:line>
        <draw:frame draw:style-name="gr25" draw:text-style-name="P14" draw:layer="layout" svg:width="11.301cm" svg:height="2.063cm" svg:x="15.701cm" svg:y="0.775cm">
          <draw:text-box>
            <text:p><text:span text:style-name="T8">кэш-промах(x)</text:span></text:p>
          </draw:text-box>
        </draw:frame>
        <draw:custom-shape draw:style-name="gr26" draw:text-style-name="P15" draw:layer="layout" svg:width="2.924cm" svg:height="2.136cm" svg:x="15.486cm" svg:y="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18.386cm" svg:y="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924cm" svg:height="2.136cm" svg:x="21.286cm" svg:y="5.013cm">
          <text:p text:style-name="P3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924cm" svg:height="2.136cm" svg:x="24.186cm" svg:y="5.013cm">
          <text:p text:style-name="P3"><text:span text:style-name="T9">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.924cm" svg:height="2.136cm" svg:x="15.486cm" svg:y="15.013cm">
          <text:p text:style-name="P3"><text:span text:style-name="T10">x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924cm" svg:height="2.136cm" svg:x="18.386cm" svg:y="15.013cm">
          <text:p text:style-name="P3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924cm" svg:height="2.136cm" svg:x="21.286cm" svg:y="15.013cm">
          <text:p text:style-name="P3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924cm" svg:height="2.136cm" svg:x="24.186cm" svg:y="15.013cm">
          <text:p text:style-name="P3"><text:span text:style-name="T11">3</text:span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type="curve" draw:line-skew="-1.184cm" svg:x1="24.555cm" svg:y1="7.706cm" svg:x2="27.479cm" svg:y2="9.47cm" svg:d="m24555 7706c417 0-1045 1764 2924 1764">
          <text:p/>
        </draw:connector>
        <draw:connector draw:style-name="gr34" draw:text-style-name="P3" draw:layer="layout" draw:type="curve" draw:line-skew="1.125cm" svg:x1="14.808cm" svg:y1="12.952cm" svg:x2="17.732cm" svg:y2="14.716cm" svg:d="m14808 12952c3880 0 2419 1764 2924 1764">
          <text:p/>
        </draw:connector>
        <draw:line draw:style-name="gr33" draw:text-style-name="P3" draw:layer="layout" svg:x1="19.496cm" svg:y1="7.52cm" svg:x2="22.281cm" svg:y2="14.529cm">
          <text:p/>
        </draw:line>
        <draw:frame draw:style-name="gr5" draw:text-style-name="P18" draw:layer="layout" svg:width="3.724cm" svg:height="1.673cm" svg:x="16.249cm" svg:y="8.024cm">
          <draw:text-box>
            <text:p><text:span text:style-name="T12">сдвиг</text:span></text:p>
          </draw:text-box>
        </draw:frame>
        <draw:frame draw:style-name="gr5" draw:text-style-name="P18" draw:layer="layout" svg:width="5.933cm" svg:height="1.673cm" svg:x="22.044cm" svg:y="9.361cm">
          <draw:text-box>
            <text:p><text:span text:style-name="T12">выкинуть</text:span></text:p>
          </draw:text-box>
        </draw:frame>
        <draw:frame draw:style-name="gr5" draw:text-style-name="P18" draw:layer="layout" svg:width="5.734cm" svg:height="1.673cm" svg:x="14.444cm" svg:y="11.359cm">
          <draw:text-box>
            <text:p><text:span text:style-name="T12">в начало</text:span></text:p>
          </draw:text-box>
        </draw:frame>
        <draw:frame draw:style-name="gr35" draw:text-style-name="P19" draw:layer="layout" svg:width="11.879cm" svg:height="15.55cm" svg:x="1.304cm" svg:y="2.275cm">
          <draw:text-box>
            <text:p><text:span text:style-name="T13"></text:span><text:span text:style-name="T14"> </text:span><text:span text:style-name="T14">i : cache[i] </text:span><text:span text:style-name="T15">≠</text:span><text:span text:style-name="T14"> x</text:span></text:p>
            <text:p><text:span text:style-name="T14"/></text:p>
            <text:p><text:span text:style-name="T14">in-parallel:</text:span></text:p>
            <text:p><text:span text:style-name="T14"><text:s text:c="2"/></text:span><text:span text:style-name="T13"></text:span><text:span text:style-name="T14"> </text:span><text:span text:style-name="T14">1 &lt; j &lt; len:</text:span></text:p>
            <text:p><text:span text:style-name="T14"><text:s text:c="4"/></text:span><text:span text:style-name="T14">cache[ j ] :=</text:span></text:p>
            <text:p><text:span text:style-name="T14"><text:s text:c="6"/></text:span><text:span text:style-name="T14">cache[ j-1 ]</text:span></text:p>
            <text:p><text:span text:style-name="T14"/></text:p>
            <text:p><text:span text:style-name="T14">cache[1] := 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user-transformed="true">
            <draw:text-box>
              <text:p>Кэш-промах — notincache(cache,y), cache[y] := x, <text:s/>cache' := removelast(cache). В результате приходится разрешать ограничения с массивами, да еще и обращения к элементам идут по неизвестным индексам. Это всё равно, что генерировать начальные значения массивов в программах.</text:p>
            </draw:text-box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36" draw:text-style-name="P20" draw:layer="layout" svg:width="27.671cm" svg:height="20.768cm" svg:x="0.18cm" svg:y="0.26cm">
          <draw:text-box>
            <text:p text:style-name="P2"><text:span text:style-name="T16">void</text:span><text:span text:style-name="T17"> f( </text:span><text:span text:style-name="T16">int</text:span><text:span text:style-name="T17">[] c, </text:span><text:span text:style-name="T16">int </text:span><text:span text:style-name="T17">x, </text:span><text:span text:style-name="T16">int</text:span><text:span text:style-name="T17"> y )</text:span></text:p>
            <text:p text:style-name="P2"><text:span text:style-name="T17">{ <text:s text:c="26"/>/* hit(x) */ </text:span></text:p>
            <text:p><text:span text:style-name="T17"><text:s text:c="3"/></text:span><text:span text:style-name="T16">int</text:span><text:span text:style-name="T17"> i = 0;</text:span></text:p>
            <text:p text:style-name="P2"><text:span text:style-name="T17"><text:s text:c="3"/></text:span><text:span text:style-name="T16">while</text:span><text:span text:style-name="T17">( i &lt; len ) <text:s text:c="9"/></text:span></text:p>
            <text:p text:style-name="P2"><text:span text:style-name="T17"><text:tab/></text:span><text:span text:style-name="T17"> </text:span><text:span text:style-name="T17">{ </text:span><text:span text:style-name="T16">if</text:span><text:span text:style-name="T17"> (c[i] == x) </text:span><text:span text:style-name="T16">break</text:span><text:span text:style-name="T17">;}</text:span></text:p>
            <text:p><text:span text:style-name="T17"><text:s text:c="3"/></text:span><text:span text:style-name="T16">if</text:span><text:span text:style-name="T17"> ( i == len )</text:span><text:span text:style-name="T17"><text:tab/></text:span><text:span text:style-name="T16">return</text:span><text:span text:style-name="T17">; <text:s text:c="2"/></text:span></text:p>
            <text:p><text:span text:style-name="T17"><text:s text:c="3"/></text:span><text:span text:style-name="T16">for</text:span><text:span text:style-name="T17">( ; i &gt; 0; i-- )</text:span></text:p>
            <text:p><text:span text:style-name="T17"><text:s text:c="6"/></text:span><text:span text:style-name="T17">c[i] = c[i-1];</text:span></text:p>
            <text:p><text:span text:style-name="T17"><text:s text:c="3"/></text:span><text:span text:style-name="T17">c[0] = x;</text:span></text:p>
            <text:p><text:span text:style-name="T17"><text:s text:c="28"/></text:span><text:span text:style-name="T17">/* miss(y) */</text:span></text:p>
            <text:p><text:span text:style-name="T17"><text:s text:c="3"/></text:span><text:span text:style-name="T16">for</text:span><text:span text:style-name="T17">( i = 0; i &lt; len; i++ )</text:span></text:p>
            <text:p><text:span text:style-name="T17"><text:s text:c="6"/></text:span><text:span text:style-name="T16">if</text:span><text:span text:style-name="T17"> (c[i] == y) </text:span><text:span text:style-name="T16">return</text:span><text:span text:style-name="T17">;</text:span></text:p>
            <text:p><text:span text:style-name="T17"><text:s text:c="3"/></text:span><text:span text:style-name="T16">for</text:span><text:span text:style-name="T17">( i = len-1; i &gt; 0; i-- )</text:span></text:p>
            <text:p><text:span text:style-name="T17"><text:s text:c="6"/></text:span><text:span text:style-name="T17">c[i] = c[i-1];</text:span></text:p>
            <text:p><text:span text:style-name="T17"><text:s text:c="3"/></text:span><text:span text:style-name="T17">c[0] = y;</text:span></text:p>
            <text:p><text:span text:style-name="T17"><text:s text:c="3"/></text:span><text:span text:style-name="T17">...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>
            <draw:text-box>
              <text:p>Знакомые со сложностью алгоритмов сразу скажут — этот путь безвыходный... Но без кэш-памяти никак — ее тоже надо тестировать... По сути перед нами интересная головоломка: какую систему надо написать, чтобы с одной стороны решить задачу, т.е. построить начальное содержимое кэша, а с другой стороны чтобы это решение работало и давало ответ!.. Можно ли вообще избавиться от массивов? Массив — это данные + их порядок. Почему бы не оставить только данные, а порядок записать иным образом? Лишив массив порядка, мы получим множества. Через них тесла и записывать то, что происходит с кэшем!</text:p>
            </draw:text-box>
          </draw:frame>
        </presentation:notes>
      </draw:page>
      <draw:page draw:name="page10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 полностью ассоциативный</text:p>
          </draw:text-box>
        </draw:frame>
        <draw:frame draw:name="Object 1" draw:style-name="gr37" draw:layer="layout" svg:width="25.199cm" svg:height="13.859cm" svg:x="1.4cm" svg:y="4.3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1" draw:layer="layout" svg:width="4.735cm" svg:height="2.618cm" svg:x="21.864cm" svg:y="17.129cm">
          <draw:text-box>
            <text:p><text:span text:style-name="T18">L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опадание <text:s text:c="2"/>hit(t)</text:p>
          </draw:text-box>
        </draw:frame>
        <draw:frame draw:name="Object 1" draw:style-name="gr37" draw:layer="layout" svg:width="25.199cm" svg:height="13.859cm" svg:x="1.4cm" svg:y="4.314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><text:span text:style-name="T18">t</text:span></text:p>
          </draw:text-box>
        </draw:frame>
        <draw:frame draw:style-name="gr38" draw:text-style-name="P22" draw:layer="layout" svg:width="10.211cm" svg:height="2.684cm" svg:x="10.377cm" svg:y="15.98cm">
          <draw:text-box>
            <text:p text:style-name="P2"><text:span text:style-name="T19">t </text:span><text:span text:style-name="T20">{</text:span><text:span text:style-name="T21">x,y,z...</text:span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<text:s text:c="2"/>miss(t<text:span text:style-name="T22">→</text:span><text:span text:style-name="T23">u</text:span>)</text:p>
          </draw:text-box>
        </draw:frame>
        <draw:frame draw:name="Object 1" draw:style-name="gr37" draw:layer="layout" svg:width="25.199cm" svg:height="13.859cm" svg:x="1.4cm" svg:y="4.31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><text:span text:style-name="T18">t</text:span></text:p>
          </draw:text-box>
        </draw:frame>
        <draw:frame draw:style-name="gr38" draw:text-style-name="P22" draw:layer="layout" svg:width="10.69cm" svg:height="2.684cm" svg:x="6.646cm" svg:y="14.82cm">
          <draw:text-box>
            <text:p text:style-name="P2"><text:span text:style-name="T19">t </text:span><text:span text:style-name="T20"> {</text:span><text:span text:style-name="T21">x,y,z...</text:span><text:span text:style-name="T20">}</text:span></text:p>
          </draw:text-box>
        </draw:frame>
        <draw:line draw:style-name="gr39" draw:text-style-name="P3" draw:layer="layout" svg:x1="15.689cm" svg:y1="5.245cm" svg:x2="18.149cm" svg:y2="7.334cm">
          <text:p/>
        </draw:line>
        <draw:line draw:style-name="gr39" draw:text-style-name="P3" draw:layer="layout" svg:x1="17.889cm" svg:y1="5.246cm" svg:x2="15.689cm" svg:y2="7.334cm">
          <text:p/>
        </draw:line>
        <draw:frame draw:style-name="gr40" draw:text-style-name="P22" draw:layer="layout" svg:width="26.18cm" svg:height="2.684cm" svg:x="0.696cm" svg:y="18.12cm">
          <draw:text-box>
            <text:p text:style-name="P2"><text:span text:style-name="T21">новый кэш <text:s/></text:span><text:span text:style-name="T20">{</text:span><text:span text:style-name="T21">x,y,z...</text:span><text:span text:style-name="T20">}{</text:span><text:span text:style-name="T21">t</text:span><text:span text:style-name="T20">}</text:span><text:span text:style-name="T21">\</text:span><text:span text:style-name="T20">{</text:span><text:span text:style-name="T21">?</text:span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<text:s text:c="2"/>miss(t<text:span text:style-name="T22">→</text:span><text:span text:style-name="T23">u</text:span>)</text:p>
          </draw:text-box>
        </draw:frame>
        <draw:frame draw:name="Object 1" draw:style-name="gr37" draw:layer="layout" svg:width="25.199cm" svg:height="13.859cm" svg:x="1.4cm" svg:y="4.3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1" draw:layer="layout" svg:width="1.09cm" svg:height="2.618cm" svg:x="16.341cm" svg:y="5.014cm">
          <draw:text-box>
            <text:p><text:span text:style-name="T18">t</text:span></text:p>
          </draw:text-box>
        </draw:frame>
        <draw:frame draw:style-name="gr38" draw:text-style-name="P22" draw:layer="layout" svg:width="10.69cm" svg:height="2.684cm" svg:x="6.646cm" svg:y="14.82cm">
          <draw:text-box>
            <text:p text:style-name="P2"><text:span text:style-name="T19">t </text:span><text:span text:style-name="T20"> {</text:span><text:span text:style-name="T21">x,y,z...</text:span><text:span text:style-name="T20">}</text:span></text:p>
          </draw:text-box>
        </draw:frame>
        <draw:line draw:style-name="gr39" draw:text-style-name="P3" draw:layer="layout" svg:x1="15.689cm" svg:y1="5.245cm" svg:x2="18.149cm" svg:y2="7.334cm">
          <text:p/>
        </draw:line>
        <draw:line draw:style-name="gr39" draw:text-style-name="P3" draw:layer="layout" svg:x1="17.889cm" svg:y1="5.246cm" svg:x2="15.689cm" svg:y2="7.334cm">
          <text:p/>
        </draw:line>
        <draw:frame draw:style-name="gr40" draw:text-style-name="P22" draw:layer="layout" svg:width="26.18cm" svg:height="2.684cm" svg:x="0.696cm" svg:y="18.12cm">
          <draw:text-box>
            <text:p text:style-name="P2"><text:span text:style-name="T21">новый кэш <text:s/></text:span><text:span text:style-name="T20">{</text:span><text:span text:style-name="T21">x,y,z...</text:span><text:span text:style-name="T20">}{</text:span><text:span text:style-name="T21">t</text:span><text:span text:style-name="T20">}</text:span><text:span text:style-name="T21">\</text:span><text:span text:style-name="T20">{</text:span><text:span text:style-name="T21">u</text:span><text:span text:style-name="T20">}</text:span></text:p>
          </draw:text-box>
        </draw:frame>
        <draw:frame draw:style-name="gr38" draw:text-style-name="P22" draw:layer="layout" svg:width="10.211cm" svg:height="2.684cm" svg:x="17.446cm" svg:y="14.82cm">
          <draw:text-box>
            <text:p text:style-name="P2"><text:span text:style-name="T19">u</text:span><text:span text:style-name="T20">{</text:span><text:span text:style-name="T21">x,y,z...</text:span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7" draw:layer="layout" svg:width="26.534cm" svg:height="11.578cm" svg:x="0.566cm" svg:y="5.1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7" draw:layer="layout" svg:width="26.534cm" svg:height="11.578cm" svg:x="0.566cm" svg:y="5.18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15.06cm" svg:height="2.143cm" svg:x="11.093cm" svg:y="17.406cm">
          <draw:text-box>
            <text:p><text:span text:style-name="T1">и это еще не все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5" draw:text-style-name="P12" draw:layer="layout" svg:width="10.874cm" svg:height="1.826cm" svg:x="0.3cm" svg:y="8.599cm">
          <draw:text-box>
            <text:p><text:span text:style-name="T4">LOAD x, y @ Hit</text:span></text:p>
          </draw:text-box>
        </draw:frame>
        <draw:frame draw:style-name="gr5" draw:text-style-name="P12" draw:layer="layout" svg:width="13.117cm" svg:height="1.826cm" svg:x="0.3cm" svg:y="10.999cm">
          <draw:text-box>
            <text:p><text:span text:style-name="T4">STORE u, z @ Miss</text:span></text:p>
          </draw:text-box>
        </draw:frame>
        <draw:frame draw:style-name="gr5" draw:text-style-name="P12" draw:layer="layout" svg:width="10.874cm" svg:height="1.826cm" svg:x="0.3cm" svg:y="13.499cm">
          <draw:text-box>
            <text:p><text:span text:style-name="T4">LOAD z, y @ Hit</text:span></text:p>
          </draw:text-box>
        </draw:frame>
        <draw:frame draw:style-name="gr5" draw:text-style-name="P12" draw:layer="layout" svg:width="3.91cm" svg:height="1.826cm" svg:x="1.504cm" svg:y="17.873cm">
          <draw:text-box>
            <text:p><text:span text:style-name="T4">N = 3</text:span></text:p>
          </draw:text-box>
        </draw:frame>
        <draw:frame draw:style-name="gr41" draw:text-style-name="P22" draw:id="id31" draw:layer="layout" svg:width="8.642cm" svg:height="2.585cm" svg:x="18.841cm" svg:y="5.943cm">
          <draw:text-box>
            <text:p text:style-name="P2"><text:span text:style-name="T21">y</text:span><text:span text:style-name="T20">{a,b,g}</text:span></text:p>
          </draw:text-box>
        </draw:frame>
        <draw:frame draw:style-name="gr41" draw:text-style-name="P22" draw:id="id29" draw:layer="layout" svg:width="6.888cm" svg:height="2.585cm" svg:x="3.289cm" svg:y="1.154cm">
          <draw:text-box>
            <text:p text:style-name="P2"><text:span text:style-name="T20"><text:s text:c="6"/></text:span><text:span text:style-name="T20">a</text:span></text:p>
          </draw:text-box>
        </draw:frame>
        <draw:frame draw:style-name="gr41" draw:text-style-name="P22" draw:id="id2" draw:layer="layout" svg:width="6.888cm" svg:height="2.585cm" svg:x="3.289cm" svg:y="3.46cm">
          <draw:text-box>
            <text:p text:style-name="P2"><text:span text:style-name="T20"><text:s text:c="6"/></text:span><text:span text:style-name="T20">b</text:span></text:p>
          </draw:text-box>
        </draw:frame>
        <draw:frame draw:style-name="gr41" draw:text-style-name="P22" draw:id="id30" draw:layer="layout" svg:width="6.888cm" svg:height="2.585cm" svg:x="3.289cm" svg:y="5.611cm">
          <draw:text-box>
            <text:p text:style-name="P2"><text:span text:style-name="T20"><text:s text:c="6"/></text:span><text:span text:style-name="T20">g</text:span></text:p>
          </draw:text-box>
        </draw:frame>
        <draw:frame draw:style-name="gr41" draw:text-style-name="P22" draw:id="id32" draw:layer="layout" svg:width="9.06cm" svg:height="2.585cm" svg:x="18.77cm" svg:y="8.407cm">
          <draw:text-box>
            <text:p text:style-name="P2"><text:span text:style-name="T21">z</text:span><text:span text:style-name="T20">{a,b,g}</text:span></text:p>
          </draw:text-box>
        </draw:frame>
        <draw:frame draw:style-name="gr5" draw:text-style-name="P12" draw:id="id1" draw:layer="layout" svg:width="3.402cm" svg:height="1.826cm" svg:x="13.046cm" svg:y="10.999cm">
          <draw:text-box>
            <text:p><text:span text:style-name="T24">→</text:span><text:span text:style-name="T4">z0</text:span></text:p>
          </draw:text-box>
        </draw:frame>
        <draw:frame draw:style-name="gr41" draw:text-style-name="P22" draw:id="id33" draw:layer="layout" svg:width="9.71cm" svg:height="2.585cm" svg:x="17.805cm" svg:y="10.593cm">
          <draw:text-box>
            <text:p text:style-name="P2"><text:span text:style-name="T21">z0</text:span><text:span text:style-name="T20">{a,b,g}</text:span></text:p>
          </draw:text-box>
        </draw:frame>
        <draw:frame draw:style-name="gr41" draw:text-style-name="P22" draw:id="id36" draw:layer="layout" svg:width="14.919cm" svg:height="2.585cm" svg:x="13.08cm" svg:y="17.808cm">
          <draw:text-box>
            <text:p text:style-name="P2"><text:span text:style-name="T21">y</text:span><text:span text:style-name="T20">{a,b,g,</text:span><text:span text:style-name="T21">z</text:span><text:span text:style-name="T20">}</text:span><text:span text:style-name="T21">\</text:span><text:span text:style-name="T20">{</text:span><text:span text:style-name="T21">z0</text:span><text:span text:style-name="T20">}</text:span></text:p>
          </draw:text-box>
        </draw:frame>
        <draw:connector draw:style-name="gr42" draw:text-style-name="P3" draw:id="id34" draw:layer="layout" draw:type="curve" svg:x1="14.747cm" svg:y1="10.999cm" svg:x2="10.177cm" svg:y2="4.752cm" draw:start-shape="id1" draw:start-glue-point="0" draw:end-shape="id2" draw:end-glue-point="1" svg:d="m14747 10999c0-4165-1523-6247-4570-6247">
          <text:p/>
        </draw:connector>
        <draw:frame draw:style-name="gr41" draw:text-style-name="P23" draw:id="id35" draw:layer="layout" svg:width="15.828cm" svg:height="4.917cm" svg:x="12.171cm" svg:y="12.708cm">
          <draw:text-box>
            <text:p text:style-name="P7"><text:span text:style-name="T21"><text:s text:c="4"/></text:span><text:span text:style-name="T21">z0=</text:span><text:span text:style-name="T25">b</text:span><text:span text:style-name="T20"> <text:s text:c="5"/></text:span></text:p>
            <text:p text:style-name="P7"><text:span text:style-name="T20">{a,b,g}</text:span><text:span text:style-name="T21">\</text:span><text:span text:style-name="T20">{</text:span><text:span text:style-name="T21">z0</text:span><text:span text:style-name="T20">}={g,</text:span><text:span text:style-name="T21">y</text:span><text:span text:style-name="T20">}</text:span></text:p>
          </draw:text-box>
        </draw:frame>
        <draw:connector draw:style-name="gr43" draw:text-style-name="P3" draw:layer="layout" draw:type="curve" draw:line-skew="1.554cm" svg:x1="10.815cm" svg:y1="20.378cm" svg:x2="18.474cm" svg:y2="4.085cm" svg:d="m10815 20378c0-9888 7659-1742 7659-1629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34" smil:attributeName="visibility" smil:to="visible"/>
                  <anim:transitionFilter smil:dur="1s" smil:targetElement="id34" smil:type="waterfallWipe" smil:subtype="horizontalLef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41" draw:text-style-name="P22" draw:layer="layout" svg:width="8.642cm" svg:height="2.585cm" svg:x="18.841cm" svg:y="5.943cm">
          <draw:text-box>
            <text:p text:style-name="P2"><text:span text:style-name="T21">y</text:span><text:span text:style-name="T20">{a,b,g}</text:span></text:p>
          </draw:text-box>
        </draw:frame>
        <draw:frame draw:style-name="gr41" draw:text-style-name="P22" draw:id="id37" draw:layer="layout" svg:width="5.112cm" svg:height="2.585cm" svg:x="1.4cm" svg:y="3.739cm">
          <draw:text-box>
            <text:p text:style-name="P2"><text:span text:style-name="T21">y</text:span><text:span text:style-name="T20"> = a</text:span></text:p>
          </draw:text-box>
        </draw:frame>
        <draw:frame draw:style-name="gr41" draw:text-style-name="P22" draw:layer="layout" svg:width="9.06cm" svg:height="2.585cm" svg:x="18.77cm" svg:y="8.407cm">
          <draw:text-box>
            <text:p text:style-name="P2"><text:span text:style-name="T21">z</text:span><text:span text:style-name="T20">{a,b,g}</text:span></text:p>
          </draw:text-box>
        </draw:frame>
        <draw:frame draw:style-name="gr41" draw:text-style-name="P22" draw:layer="layout" svg:width="9.71cm" svg:height="2.585cm" svg:x="17.805cm" svg:y="10.593cm">
          <draw:text-box>
            <text:p text:style-name="P2"><text:span text:style-name="T21">z0</text:span><text:span text:style-name="T20">{a,b,g}</text:span></text:p>
          </draw:text-box>
        </draw:frame>
        <draw:frame draw:style-name="gr41" draw:text-style-name="P22" draw:layer="layout" svg:width="14.919cm" svg:height="2.585cm" svg:x="13.08cm" svg:y="17.808cm">
          <draw:text-box>
            <text:p text:style-name="P2"><text:span text:style-name="T21">y</text:span><text:span text:style-name="T20">{a,b,g,</text:span><text:span text:style-name="T21">z</text:span><text:span text:style-name="T20">}</text:span><text:span text:style-name="T21">\</text:span><text:span text:style-name="T20">{</text:span><text:span text:style-name="T21">z0</text:span><text:span text:style-name="T20">}</text:span></text:p>
          </draw:text-box>
        </draw:frame>
        <draw:frame draw:style-name="gr41" draw:text-style-name="P23" draw:layer="layout" svg:width="15.828cm" svg:height="4.917cm" svg:x="12.171cm" svg:y="12.708cm">
          <draw:text-box>
            <text:p text:style-name="P7"><text:span text:style-name="T21"><text:s text:c="4"/></text:span><text:span text:style-name="T21">z0=</text:span><text:span text:style-name="T25">b</text:span><text:span text:style-name="T20"> <text:s text:c="5"/></text:span></text:p>
            <text:p text:style-name="P7"><text:span text:style-name="T20">{a,b,g}</text:span><text:span text:style-name="T21">\</text:span><text:span text:style-name="T20">{</text:span><text:span text:style-name="T21">z0</text:span><text:span text:style-name="T20">}={g,</text:span><text:span text:style-name="T21">y</text:span><text:span text:style-name="T20">}</text:span></text:p>
          </draw:text-box>
        </draw:frame>
        <draw:connector draw:style-name="gr43" draw:text-style-name="P3" draw:layer="layout" draw:type="curve" draw:line-skew="1.554cm" svg:x1="10.815cm" svg:y1="20.378cm" svg:x2="18.474cm" svg:y2="4.085cm" svg:d="m10815 20378c0-9888 7659-1742 7659-16293">
          <text:p/>
        </draw:connector>
        <draw:frame draw:style-name="gr41" draw:text-style-name="P22" draw:id="id38" draw:layer="layout" svg:width="9.06cm" svg:height="2.585cm" svg:x="7.87cm" svg:y="3.708cm">
          <draw:text-box>
            <text:p text:style-name="P2"><text:span text:style-name="T21">z</text:span><text:span text:style-name="T20">{a,b,g}</text:span></text:p>
          </draw:text-box>
        </draw:frame>
        <draw:frame draw:style-name="gr41" draw:text-style-name="P22" draw:id="id39" draw:layer="layout" svg:width="6.504cm" svg:height="2.585cm" svg:x="1.062cm" svg:y="10.401cm">
          <draw:text-box>
            <text:p text:style-name="P2"><text:span text:style-name="T21">y</text:span><text:span text:style-name="T25">=</text:span><text:span text:style-name="T20">a=0</text:span></text:p>
          </draw:text-box>
        </draw:frame>
        <draw:frame draw:style-name="gr41" draw:text-style-name="P22" draw:id="id40" draw:layer="layout" svg:width="3.997cm" svg:height="2.585cm" svg:x="1.062cm" svg:y="12.802cm">
          <draw:text-box>
            <text:p text:style-name="P2"><text:span text:style-name="T20">b=1</text:span></text:p>
          </draw:text-box>
        </draw:frame>
        <draw:frame draw:style-name="gr41" draw:text-style-name="P22" draw:id="id41" draw:layer="layout" svg:width="4.044cm" svg:height="2.585cm" svg:x="1.062cm" svg:y="14.803cm">
          <draw:text-box>
            <text:p text:style-name="P2"><text:span text:style-name="T20">g=2</text:span></text:p>
          </draw:text-box>
        </draw:frame>
        <draw:frame draw:style-name="gr41" draw:text-style-name="P24" draw:id="id42" draw:layer="layout" svg:width="4.09cm" svg:height="2.585cm" svg:x="1.062cm" svg:y="17.004cm">
          <draw:text-box>
            <text:p text:style-name="P2"><text:span text:style-name="T21">z</text:span><text:span text:style-name="T25">=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 прямого отображения</text:p>
          </draw:text-box>
        </draw:frame>
        <draw:frame draw:name="Object 6" draw:style-name="gr37" draw:layer="layout" svg:width="20.023cm" svg:height="16.266cm" svg:x="0.925cm" svg:y="3.505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8" draw:text-style-name="P25" draw:id="id43" draw:layer="layout" svg:width="5.089cm" svg:height="2.243cm" svg:x="22.28cm" svg:y="12.858cm">
          <draw:text-box>
            <text:p text:style-name="P7"><text:span text:style-name="T1">{x,y,z}</text:span></text:p>
          </draw:text-box>
        </draw:frame>
        <draw:frame draw:style-name="gr5" draw:text-style-name="P26" draw:id="id44" draw:layer="layout" svg:width="5.413cm" svg:height="4.517cm" svg:x="22.369cm" svg:y="14.829cm">
          <draw:text-box>
            <text:p text:style-name="P3"><text:span text:style-name="T12">все</text:span></text:p>
            <text:p text:style-name="P3"><text:span text:style-name="T12">регионы</text:span></text:p>
            <text:p text:style-name="P3"><text:span text:style-name="T12">разные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опадание <text:s/>hit(t)</text:p>
          </draw:text-box>
        </draw:frame>
        <draw:frame draw:name="Object 6" draw:style-name="gr37" draw:layer="layout" svg:width="20.023cm" svg:height="16.266cm" svg:x="0.925cm" svg:y="3.505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8" draw:text-style-name="P23" draw:layer="layout" svg:width="8.065cm" svg:height="2.684cm" svg:x="19.748cm" svg:y="18.303cm">
          <draw:text-box>
            <text:p text:style-name="P7"><text:span text:style-name="T19">t </text:span><text:span text:style-name="T20"></text:span><text:span text:style-name="T19">{x,y,z}</text:span></text:p>
          </draw:text-box>
        </draw:frame>
        <draw:line draw:style-name="gr44" draw:text-style-name="P3" draw:layer="layout" svg:x1="27.108cm" svg:y1="6.452cm" svg:x2="21.484cm" svg:y2="6.452cm">
          <text:p/>
        </draw:line>
        <draw:frame draw:style-name="gr5" draw:text-style-name="P4" draw:layer="layout" svg:width="6.06cm" svg:height="1.517cm" svg:x="21.52cm" svg:y="4.985cm">
          <draw:text-box>
            <text:p><text:span text:style-name="T3">if R(t)=R(x)</text:span></text:p>
          </draw:text-box>
        </draw:frame>
        <draw:line draw:style-name="gr44" draw:text-style-name="P3" draw:layer="layout" svg:x1="27.108cm" svg:y1="11.653cm" svg:x2="21.484cm" svg:y2="11.653cm">
          <text:p/>
        </draw:line>
        <draw:frame draw:style-name="gr5" draw:text-style-name="P4" draw:layer="layout" svg:width="6.06cm" svg:height="1.517cm" svg:x="21.52cm" svg:y="10.186cm">
          <draw:text-box>
            <text:p><text:span text:style-name="T3">if R(t)=R(y)</text:span></text:p>
          </draw:text-box>
        </draw:frame>
        <draw:line draw:style-name="gr44" draw:text-style-name="P3" draw:layer="layout" svg:x1="27.108cm" svg:y1="16.854cm" svg:x2="21.484cm" svg:y2="16.854cm">
          <text:p/>
        </draw:line>
        <draw:frame draw:style-name="gr5" draw:text-style-name="P4" draw:layer="layout" svg:width="6.06cm" svg:height="1.517cm" svg:x="21.52cm" svg:y="15.387cm">
          <draw:text-box>
            <text:p><text:span text:style-name="T3">if R(t)=R(z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miss(t<text:span text:style-name="T22">→</text:span><text:span text:style-name="T23">u)</text:span></text:p>
          </draw:text-box>
        </draw:frame>
        <draw:frame draw:name="Object 6" draw:style-name="gr37" draw:layer="layout" svg:width="15.319cm" svg:height="16.266cm" svg:x="0.914cm" svg:y="3.496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8" draw:text-style-name="P22" draw:layer="layout" svg:width="9.102cm" svg:height="2.684cm" svg:x="18.646cm" svg:y="4.72cm">
          <draw:text-box>
            <text:p text:style-name="P2"><text:span text:style-name="T19">t </text:span><text:span text:style-name="T20"> {</text:span><text:span text:style-name="T21">x,y,z</text:span><text:span text:style-name="T20">}</text:span></text:p>
          </draw:text-box>
        </draw:frame>
        <draw:frame draw:style-name="gr40" draw:text-style-name="P22" draw:layer="layout" svg:width="11.006cm" svg:height="4.809cm" svg:x="16.696cm" svg:y="7.701cm">
          <draw:text-box>
            <text:p text:style-name="P2"><text:span text:style-name="T21">новый кэш <text:s/></text:span></text:p>
            <text:p text:style-name="P2"><text:span text:style-name="T20">{</text:span><text:span text:style-name="T21">x,y,z,t</text:span><text:span text:style-name="T20">}</text:span><text:span text:style-name="T21">\</text:span><text:span text:style-name="T20">{</text:span><text:span text:style-name="T21">?</text:span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кэш-промах miss(t<text:span text:style-name="T22">→</text:span><text:span text:style-name="T23">u)</text:span></text:p>
          </draw:text-box>
        </draw:frame>
        <draw:frame draw:name="Object 6" draw:style-name="gr37" draw:layer="layout" svg:width="15.319cm" svg:height="16.266cm" svg:x="0.914cm" svg:y="3.496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8" draw:text-style-name="P22" draw:layer="layout" svg:width="9.102cm" svg:height="2.684cm" svg:x="18.646cm" svg:y="4.72cm">
          <draw:text-box>
            <text:p text:style-name="P2"><text:span text:style-name="T19">t </text:span><text:span text:style-name="T20"> {</text:span><text:span text:style-name="T21">x,y,z</text:span><text:span text:style-name="T20">}</text:span></text:p>
          </draw:text-box>
        </draw:frame>
        <draw:frame draw:style-name="gr40" draw:text-style-name="P22" draw:layer="layout" svg:width="11.006cm" svg:height="4.809cm" svg:x="16.696cm" svg:y="7.701cm">
          <draw:text-box>
            <text:p text:style-name="P2"><text:span text:style-name="T21">новый кэш <text:s/></text:span></text:p>
            <text:p text:style-name="P2"><text:span text:style-name="T20">{</text:span><text:span text:style-name="T21">x,y,z,t</text:span><text:span text:style-name="T20">}</text:span><text:span text:style-name="T21">\</text:span><text:span text:style-name="T20">{</text:span><text:span text:style-name="T21">u</text:span><text:span text:style-name="T20">}</text:span></text:p>
          </draw:text-box>
        </draw:frame>
        <draw:frame draw:style-name="gr38" draw:text-style-name="P22" draw:layer="layout" svg:width="9.632cm" svg:height="2.684cm" svg:x="18.046cm" svg:y="13.02cm">
          <draw:text-box>
            <text:p text:style-name="P2"><text:span text:style-name="T19">u </text:span><text:span text:style-name="T20"> {</text:span><text:span text:style-name="T21">x,y,z</text:span><text:span text:style-name="T20">}</text:span></text:p>
          </draw:text-box>
        </draw:frame>
        <draw:frame draw:style-name="gr38" draw:text-style-name="P22" draw:layer="layout" svg:width="9.653cm" svg:height="2.476cm" svg:x="18.046cm" svg:y="16.12cm">
          <draw:text-box>
            <text:p text:style-name="P2"><text:span text:style-name="T19">R(u) = R(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5" draw:text-style-name="P12" draw:layer="layout" svg:width="10.874cm" svg:height="1.826cm" svg:x="0.4cm" svg:y="8.499cm">
          <draw:text-box>
            <text:p><text:span text:style-name="T4">LOAD x, y @ Hit</text:span></text:p>
          </draw:text-box>
        </draw:frame>
        <draw:frame draw:style-name="gr5" draw:text-style-name="P12" draw:layer="layout" svg:width="13.117cm" svg:height="1.826cm" svg:x="0.4cm" svg:y="10.899cm">
          <draw:text-box>
            <text:p><text:span text:style-name="T4">STORE u, z @ Miss</text:span></text:p>
          </draw:text-box>
        </draw:frame>
        <draw:frame draw:style-name="gr5" draw:text-style-name="P12" draw:layer="layout" svg:width="10.874cm" svg:height="1.826cm" svg:x="0.4cm" svg:y="13.399cm">
          <draw:text-box>
            <text:p><text:span text:style-name="T4">LOAD z, y @ Hit</text:span></text:p>
          </draw:text-box>
        </draw:frame>
        <draw:frame draw:style-name="gr41" draw:text-style-name="P22" draw:id="id45" draw:layer="layout" svg:width="9.107cm" svg:height="2.585cm" svg:x="18.605cm" svg:y="5.129cm">
          <draw:text-box>
            <text:p text:style-name="P2"><text:span text:style-name="T21">y</text:span><text:span text:style-name="T20">{a,b,g}</text:span></text:p>
          </draw:text-box>
        </draw:frame>
        <draw:frame draw:style-name="gr41" draw:text-style-name="P22" draw:layer="layout" svg:width="6.888cm" svg:height="2.585cm" svg:x="3.289cm" svg:y="1.154cm">
          <draw:text-box>
            <text:p text:style-name="P2"><text:span text:style-name="T20"><text:s text:c="6"/></text:span><text:span text:style-name="T20">a</text:span></text:p>
          </draw:text-box>
        </draw:frame>
        <draw:frame draw:style-name="gr41" draw:text-style-name="P22" draw:layer="layout" svg:width="6.888cm" svg:height="2.585cm" svg:x="3.289cm" svg:y="3.46cm">
          <draw:text-box>
            <text:p text:style-name="P2"><text:span text:style-name="T20"><text:s text:c="6"/></text:span><text:span text:style-name="T20">b</text:span></text:p>
          </draw:text-box>
        </draw:frame>
        <draw:frame draw:style-name="gr41" draw:text-style-name="P22" draw:layer="layout" svg:width="6.888cm" svg:height="2.585cm" svg:x="3.289cm" svg:y="5.611cm">
          <draw:text-box>
            <text:p text:style-name="P2"><text:span text:style-name="T20"><text:s text:c="6"/></text:span><text:span text:style-name="T20">g</text:span></text:p>
          </draw:text-box>
        </draw:frame>
        <draw:frame draw:style-name="gr41" draw:text-style-name="P22" draw:id="id46" draw:layer="layout" svg:width="8.921cm" svg:height="2.585cm" svg:x="18.605cm" svg:y="7.492cm">
          <draw:text-box>
            <text:p text:style-name="P2"><text:span text:style-name="T21">z</text:span><text:span text:style-name="T20">{a,b,g}</text:span></text:p>
          </draw:text-box>
        </draw:frame>
        <draw:frame draw:style-name="gr5" draw:text-style-name="P12" draw:id="id47" draw:layer="layout" svg:width="3.402cm" svg:height="1.826cm" svg:x="13.146cm" svg:y="10.899cm">
          <draw:text-box>
            <text:p><text:span text:style-name="T24">→</text:span><text:span text:style-name="T4">z0</text:span></text:p>
          </draw:text-box>
        </draw:frame>
        <draw:frame draw:style-name="gr41" draw:text-style-name="P22" draw:id="id48" draw:layer="layout" svg:width="9.757cm" svg:height="2.585cm" svg:x="17.605cm" svg:y="9.893cm">
          <draw:text-box>
            <text:p text:style-name="P2"><text:span text:style-name="T21">z0</text:span><text:span text:style-name="T20">{a,b,g}</text:span></text:p>
          </draw:text-box>
        </draw:frame>
        <draw:frame draw:style-name="gr41" draw:text-style-name="P22" draw:id="id50" draw:layer="layout" svg:width="14.528cm" svg:height="2.585cm" svg:x="13.218cm" svg:y="15.263cm">
          <draw:text-box>
            <text:p text:style-name="P2"><text:span text:style-name="T21">y</text:span><text:span text:style-name="T20">{a,b,g,</text:span><text:span text:style-name="T21">z</text:span><text:span text:style-name="T20">}</text:span><text:span text:style-name="T21">\</text:span><text:span text:style-name="T20">{</text:span><text:span text:style-name="T21">z0</text:span><text:span text:style-name="T20">}</text:span></text:p>
          </draw:text-box>
        </draw:frame>
        <draw:frame draw:style-name="gr41" draw:text-style-name="P22" draw:id="id49" draw:layer="layout" svg:width="11.465cm" svg:height="2.585cm" svg:x="16.481cm" svg:y="12.778cm">
          <draw:text-box>
            <text:p text:style-name="P2"><text:span text:style-name="T21">R(z0) = R(z)</text:span></text:p>
          </draw:text-box>
        </draw:frame>
        <draw:connector draw:style-name="gr43" draw:text-style-name="P3" draw:layer="layout" draw:type="curve" draw:line-skew="1.717cm" svg:x1="10.815cm" svg:y1="19.171cm" svg:x2="18.335cm" svg:y2="4.596cm" svg:d="m10815 19171c0-8355 7520-1068 7520-1457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имер</text:p>
          </draw:text-box>
        </draw:frame>
        <draw:frame draw:style-name="gr41" draw:text-style-name="P22" draw:layer="layout" svg:width="9.107cm" svg:height="2.585cm" svg:x="18.605cm" svg:y="5.129cm">
          <draw:text-box>
            <text:p text:style-name="P2"><text:span text:style-name="T21">y</text:span><text:span text:style-name="T20">{a,b,g}</text:span></text:p>
          </draw:text-box>
        </draw:frame>
        <draw:frame draw:style-name="gr41" draw:text-style-name="P22" draw:layer="layout" svg:width="8.921cm" svg:height="2.585cm" svg:x="18.605cm" svg:y="7.492cm">
          <draw:text-box>
            <text:p text:style-name="P2"><text:span text:style-name="T21">z</text:span><text:span text:style-name="T20">{a,b,g}</text:span></text:p>
          </draw:text-box>
        </draw:frame>
        <draw:frame draw:style-name="gr41" draw:text-style-name="P22" draw:layer="layout" svg:width="9.757cm" svg:height="2.585cm" svg:x="17.605cm" svg:y="9.893cm">
          <draw:text-box>
            <text:p text:style-name="P2"><text:span text:style-name="T21">z0</text:span><text:span text:style-name="T20">{a,b,g}</text:span></text:p>
          </draw:text-box>
        </draw:frame>
        <draw:frame draw:style-name="gr41" draw:text-style-name="P22" draw:layer="layout" svg:width="14.528cm" svg:height="2.585cm" svg:x="13.218cm" svg:y="15.263cm">
          <draw:text-box>
            <text:p text:style-name="P2"><text:span text:style-name="T21">y</text:span><text:span text:style-name="T20">{a,b,g,</text:span><text:span text:style-name="T21">z</text:span><text:span text:style-name="T20">}</text:span><text:span text:style-name="T21">\</text:span><text:span text:style-name="T20">{</text:span><text:span text:style-name="T21">z0</text:span><text:span text:style-name="T20">}</text:span></text:p>
          </draw:text-box>
        </draw:frame>
        <draw:frame draw:style-name="gr41" draw:text-style-name="P22" draw:layer="layout" svg:width="11.465cm" svg:height="2.585cm" svg:x="16.481cm" svg:y="12.778cm">
          <draw:text-box>
            <text:p text:style-name="P2"><text:span text:style-name="T21">R(z0) = R(z)</text:span></text:p>
          </draw:text-box>
        </draw:frame>
        <draw:connector draw:style-name="gr43" draw:text-style-name="P3" draw:layer="layout" draw:type="curve" draw:line-skew="1.717cm" svg:x1="10.815cm" svg:y1="19.171cm" svg:x2="18.335cm" svg:y2="4.596cm" svg:d="m10815 19171c0-8355 7520-1068 7520-14575">
          <text:p/>
        </draw:connector>
        <draw:frame draw:style-name="gr41" draw:text-style-name="P22" draw:id="id51" draw:layer="layout" svg:width="4.386cm" svg:height="2.585cm" svg:x="0.905cm" svg:y="3.878cm">
          <draw:text-box>
            <text:p text:style-name="P2"><text:span text:style-name="T21">y</text:span><text:span text:style-name="T25">=</text:span><text:span text:style-name="T20">a</text:span></text:p>
          </draw:text-box>
        </draw:frame>
        <draw:frame draw:style-name="gr41" draw:text-style-name="P22" draw:id="id52" draw:layer="layout" svg:width="8.982cm" svg:height="2.585cm" svg:x="5.036cm" svg:y="3.878cm">
          <draw:text-box>
            <text:p text:style-name="P2"><text:span text:style-name="T21">z</text:span><text:span text:style-name="T20">{a,b,g}</text:span></text:p>
          </draw:text-box>
        </draw:frame>
        <draw:frame draw:style-name="gr41" draw:text-style-name="P22" draw:id="id53" draw:layer="layout" svg:width="9.035cm" svg:height="2.585cm" svg:x="4.805cm" svg:y="6.279cm">
          <draw:text-box>
            <text:p text:style-name="P2"><text:span text:style-name="T21">R(z)=R(</text:span><text:span text:style-name="T20">b</text:span><text:span text:style-name="T21">)</text:span></text:p>
          </draw:text-box>
        </draw:frame>
        <draw:frame draw:style-name="gr41" draw:text-style-name="P22" draw:id="id54" draw:layer="layout" svg:width="6.058cm" svg:height="2.585cm" svg:x="1.066cm" svg:y="11.161cm">
          <draw:text-box>
            <text:p text:style-name="P2"><text:span text:style-name="T21">y</text:span><text:span text:style-name="T25">=</text:span><text:span text:style-name="T20">a=0</text:span></text:p>
          </draw:text-box>
        </draw:frame>
        <draw:frame draw:style-name="gr41" draw:text-style-name="P22" draw:id="id55" draw:layer="layout" svg:width="6.058cm" svg:height="2.585cm" svg:x="1.115cm" svg:y="13.446cm">
          <draw:text-box>
            <text:p text:style-name="P2"><text:span text:style-name="T20">b=1</text:span></text:p>
          </draw:text-box>
        </draw:frame>
        <draw:frame draw:style-name="gr41" draw:text-style-name="P22" draw:id="id56" draw:layer="layout" svg:width="4.033cm" svg:height="2.585cm" svg:x="1.305cm" svg:y="15.412cm">
          <draw:text-box>
            <text:p text:style-name="P2"><text:span text:style-name="T20">g=2</text:span></text:p>
          </draw:text-box>
        </draw:frame>
        <draw:frame draw:style-name="gr41" draw:text-style-name="P22" draw:id="id57" draw:layer="layout" svg:width="6.058cm" svg:height="2.585cm" svg:x="1.266cm" svg:y="17.562cm">
          <draw:text-box>
            <text:p text:style-name="P2"><text:span text:style-name="T21">z</text:span><text:span text:style-name="T25">=</text:span><text:span text:style-name="T20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ий случай</text:p>
          </draw:text-box>
        </draw:frame>
        <draw:frame draw:name="Object 9" draw:style-name="gr37" draw:layer="layout" svg:width="26.029cm" svg:height="16.73cm" svg:x="0.847cm" svg:y="3.601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ий случай</text:p>
          </draw:text-box>
        </draw:frame>
        <draw:frame draw:style-name="gr5" draw:text-style-name="P27" draw:layer="layout" svg:width="14.621cm" svg:height="2.584cm" svg:x="1.717cm" svg:y="4.844cm">
          <draw:text-box>
            <text:p><text:span text:style-name="T19">hit(x) <text:s/>==&gt; <text:s/>x </text:span><text:span text:style-name="T20"></text:span><text:span text:style-name="T19"> L</text:span></text:p>
          </draw:text-box>
        </draw:frame>
        <draw:frame draw:style-name="gr5" draw:text-style-name="P27" draw:layer="layout" svg:width="21.461cm" svg:height="9.167cm" svg:x="1.718cm" svg:y="10.044cm">
          <draw:text-box>
            <text:p><text:span text:style-name="T19">miss(x</text:span><text:span text:style-name="T26">→</text:span><text:span text:style-name="T19">y) <text:s/>==&gt; </text:span></text:p>
            <text:p><text:span text:style-name="T19">y </text:span><text:span text:style-name="T20"></text:span><text:span text:style-name="T19"> L, x </text:span><text:span text:style-name="T20"></text:span><text:span text:style-name="T19"> L,</text:span></text:p>
            <text:p><text:span text:style-name="T19">L</text:span><text:span text:style-name="T20"></text:span><text:span text:style-name="T19">{x}\{y} — новый кэш, </text:span></text:p>
            <text:p><text:span text:style-name="T19">R(x) = R(y), lru(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ru(u)</text:p>
          </draw:text-box>
        </draw:frame>
        <draw:frame draw:name="Object 4" draw:style-name="gr37" draw:layer="layout" svg:width="26.534cm" svg:height="11.578cm" svg:x="0.566cm" svg:y="5.18cm" presentation:class="objec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5.199cm" svg:height="2.505cm" svg:x="1.4cm" svg:y="0.095cm" presentation:class="title" presentation:user-transformed="true">
          <draw:text-box>
            <text:p>пример</text:p>
          </draw:text-box>
        </draw:frame>
        <draw:frame draw:style-name="gr5" draw:text-style-name="P28" draw:layer="layout" svg:width="17.821cm" svg:height="1.978cm" svg:x="1.328cm" svg:y="3.048cm">
          <draw:text-box>
            <text:p><text:span text:style-name="T27">x1,x2 </text:span><text:span text:style-name="T28"></text:span><text:span text:style-name="T27"> {a1,a2,b1,b2,c1,c2}</text:span></text:p>
          </draw:text-box>
        </draw:frame>
        <draw:frame draw:style-name="gr5" draw:text-style-name="P28" draw:layer="layout" svg:width="15.937cm" svg:height="1.978cm" svg:x="1.228cm" svg:y="5.048cm">
          <draw:text-box>
            <text:p><text:span text:style-name="T27">x3 </text:span><text:span text:style-name="T28"></text:span><text:span text:style-name="T27"> {a1,a2,b1,b2,c1,c2}</text:span></text:p>
          </draw:text-box>
        </draw:frame>
        <draw:frame draw:style-name="gr5" draw:text-style-name="P28" draw:layer="layout" svg:width="9.003cm" svg:height="1.826cm" svg:x="1.028cm" svg:y="7.148cm">
          <draw:text-box>
            <text:p><text:span text:style-name="T27">R(x3) = R(y3)</text:span></text:p>
          </draw:text-box>
        </draw:frame>
        <draw:frame draw:style-name="gr5" draw:text-style-name="P28" draw:layer="layout" svg:width="14.455cm" svg:height="1.978cm" svg:x="1.029cm" svg:y="8.948cm">
          <draw:text-box>
            <text:p><text:span text:style-name="T27">x4 </text:span><text:span text:style-name="T28"></text:span><text:span text:style-name="T27"> {a1,...,c2,x3}\{y3}</text:span></text:p>
          </draw:text-box>
        </draw:frame>
        <draw:frame draw:style-name="gr5" draw:text-style-name="P28" draw:layer="layout" svg:width="14.455cm" svg:height="1.978cm" svg:x="1.028cm" svg:y="11.048cm">
          <draw:text-box>
            <text:p><text:span text:style-name="T27">x5 </text:span><text:span text:style-name="T28"></text:span><text:span text:style-name="T27"> {a1,...,c2,x3}\{y3}</text:span></text:p>
          </draw:text-box>
        </draw:frame>
        <draw:frame draw:style-name="gr45" draw:text-style-name="P28" draw:layer="layout" svg:width="26.605cm" svg:height="1.826cm" svg:x="0.689cm" svg:y="15.096cm">
          <draw:text-box>
            <text:p><text:span text:style-name="T29">{x1,x2}</text:span><text:span text:style-name="T30">∩</text:span><text:span text:style-name="T29">R(y3) = ({a1,...,c2}\{y3})</text:span><text:span text:style-name="T30">∩</text:span><text:span text:style-name="T29">R(y3)</text:span></text:p>
          </draw:text-box>
        </draw:frame>
        <draw:frame draw:style-name="gr46" draw:text-style-name="P28" draw:layer="layout" svg:width="27.712cm" svg:height="1.826cm" svg:x="0.732cm" svg:y="18.61cm">
          <draw:text-box>
            <text:p><text:span text:style-name="T29">{x3,x4}</text:span><text:span text:style-name="T30">∩</text:span><text:span text:style-name="T29">R(y5)=({a1...c2,x3}\{y3,y5})</text:span><text:span text:style-name="T30">∩</text:span><text:span text:style-name="T29">R(y5)</text:span></text:p>
          </draw:text-box>
        </draw:frame>
        <draw:frame draw:style-name="gr47" draw:text-style-name="P29" draw:layer="layout" svg:width="6.272cm" svg:height="1.827cm" svg:x="0.989cm" svg:y="16.871cm">
          <draw:text-box>
            <text:p><text:span text:style-name="T27">y5 = x2</text:span></text:p>
          </draw:text-box>
        </draw:frame>
        <draw:frame draw:style-name="gr48" draw:text-style-name="P29" draw:layer="layout" svg:width="6.272cm" svg:height="2.014cm" svg:x="0.889cm" svg:y="13.083cm">
          <draw:text-box>
            <text:p><text:span text:style-name="T27">y3 = c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4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Задачи</text:p>
          </draw:text-box>
        </draw:frame>
        <draw:frame presentation:style-name="pr7" draw:text-style-name="P29" draw:layer="layout" svg:width="27.286cm" svg:height="16.751cm" svg:x="0.379cm" svg:y="3.929cm" presentation:class="outline" presentation:user-transformed="true">
          <draw:text-box>
            <text:list text:style-name="L3">
              <text:list-item>
                <text:p><text:span text:style-name="T31">Сокращение системы уравнений за счет выделения активной части кэша (минимизация активной части кэша)</text:span><text:span text:style-name="T31"><text:line-break/></text:span><text:span text:style-name="T31">{a1,...,c2} </text:span><text:span text:style-name="T32">→</text:span><text:span text:style-name="T33"> <text:s/>{c1,c2}</text:span></text:p>
              </text:list-item>
              <text:list-item>
                <text:p><text:span text:style-name="T31">Полиномиальный от размера системы алгоритм ее разрешения</text:span></text:p>
              </text:list-item>
              <text:list-item>
                <text:p><text:span text:style-name="T31">Минимизация инициализирующей программы (можно перезалить весь кэш, а можно выполнить всего пару дополнительных инструкций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>
            <draw:text-box>
              <text:p>это лишь алгоритмические (математические) задачи. Конечно, кроме них есть и технические задачи.</text:p>
              <text:p/>
              <text:p>Так что если у кого есть желание и интерес порешать математические задачки, не забывая про сложность алгоритмов, милости прошу :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c0c0c0" draw:distance="0.1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3-06T09:14:50.70</meta:creation-date>
    <meta:editing-duration>PT78H55M55S</meta:editing-duration>
    <meta:editing-cycles>125</meta:editing-cycles>
    <dc:date>2009-03-11T16:41:16.74</dc:date>
    <dc:creator>Ivan Ivanov</dc:creator>
    <meta:generator>OpenOffice.org/3.0$Win32 OpenOffice.org_project/300m9$Build-9358</meta:generator>
    <meta:document-statistic meta:object-count="3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 text:style-name="P2">N</text:p>
          </draw:text-box>
        </draw:frame>
        <draw:frame draw:style-name="gr4" draw:text-style-name="P3" draw:layer="layout" svg:width="1.567cm" svg:height="2.305cm" svg:x="-3.067cm" svg:y="4cm">
          <draw:text-box>
            <text:p text:style-name="P3">x</text:p>
          </draw:text-box>
        </draw:frame>
        <draw:frame draw:style-name="gr5" draw:text-style-name="P3" draw:layer="layout" svg:width="1.567cm" svg:height="2.308cm" svg:x="6cm" svg:y="5.5cm">
          <draw:text-box>
            <text:p text:style-name="P3">x</text:p>
          </draw:text-box>
        </draw:frame>
        <draw:frame draw:style-name="gr6" draw:text-style-name="P3" draw:layer="layout" svg:width="1.568cm" svg:height="2.308cm" svg:x="-3.5cm" svg:y="11.192cm">
          <draw:text-box>
            <text:p text:style-name="P3">y</text:p>
          </draw:text-box>
        </draw:frame>
        <draw:frame draw:style-name="gr5" draw:text-style-name="P3" draw:layer="layout" svg:width="1.569cm" svg:height="2.308cm" svg:x="14.331cm" svg:y="5.5cm">
          <draw:text-box>
            <text:p text:style-name="P3">y</text:p>
          </draw:text-box>
        </draw:frame>
        <draw:frame draw:style-name="gr7" draw:text-style-name="P3" draw:layer="layout" svg:width="2.145cm" svg:height="2.308cm" svg:x="11.606cm" svg:y="6.325cm">
          <draw:text-box>
            <text:p text:style-name="P3">...</text:p>
          </draw:text-box>
        </draw:frame>
        <draw:frame draw:style-name="gr5" draw:text-style-name="P3" draw:layer="layout" svg:width="1.567cm" svg:height="2.308cm" svg:x="0.933cm" svg:y="5.5cm">
          <draw:text-box>
            <text:p text:style-name="P3">z</text:p>
          </draw:text-box>
        </draw:frame>
        <draw:frame draw:style-name="gr5" draw:text-style-name="P3" draw:layer="layout" svg:width="1.567cm" svg:height="2.308cm" svg:x="-3.067cm" svg:y="1cm">
          <draw:text-box>
            <text:p text:style-name="P3">z</text:p>
          </draw:text-box>
        </draw:frame>
        <draw:frame draw:style-name="gr8" draw:text-style-name="P4" draw:layer="layout" svg:width="18cm" svg:height="1.673cm" svg:x="2cm" svg:y="11.5cm">
          <draw:text-box>
            <text:p text:style-name="P4">{x,y,z,...} - текущее состояние</text:p>
          </draw:text-box>
        </draw:frame>
        <draw:line draw:style-name="gr9" draw:text-style-name="P1" draw:layer="layout" svg:x1="3cm" svg:y1="4.5cm" svg:x2="3cm" svg:y2="6cm">
          <text:p/>
        </draw:line>
        <draw:line draw:style-name="gr9" draw:text-style-name="P1" draw:layer="layout" svg:x1="8.3cm" svg:y1="4.5cm" svg:x2="8.3cm" svg:y2="6cm">
          <text:p/>
        </draw:line>
        <draw:line draw:style-name="gr9" draw:text-style-name="P1" draw:layer="layout" svg:x1="17cm" svg:y1="4.5cm" svg:x2="17cm" svg:y2="6cm">
          <text:p/>
        </draw:line>
        <draw:line draw:style-name="gr10" draw:text-style-name="P1" draw:layer="layout" svg:x1="3cm" svg:y1="4.5cm" svg:x2="17cm" svg:y2="4.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3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4" style:family="text">
      <style:text-properties fo:font-family="Arial" style:font-style-name="Обычный" style:font-family-generic="swiss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style:style style:name="T5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pitch-asian="variable" style:font-size-asian="40pt" style:font-family-complex="Arial" style:font-style-name-complex="Обычный" style:font-family-generic-complex="swiss" style:font-pitch-complex="variable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549cm" svg:height="3.401cm" svg:x="11cm" svg:y="4.9cm">
          <draw:text-box>
            <text:p><text:span text:style-name="T1">{x3, x5}</text:span><text:span text:style-name="T2">∩</text:span><text:span text:style-name="T3">R(y)</text:span></text:p>
            <text:p><text:span text:style-name="T1"><text:s/></text:span><text:span text:style-name="T1">= (L\{y})</text:span><text:span text:style-name="T4">∩</text:span><text:span text:style-name="T5">R(y)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Hatch_20_1" draw:fill-hatch-solid="false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8cm" fo:min-width="1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0.8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1.315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.825cm" svg:height="13cm" svg:x="-4.94cm" svg:y="1.5cm">
          <text:p/>
        </draw:rect>
        <draw:rect draw:style-name="gr1" draw:text-style-name="P1" draw:layer="layout" svg:width="4.825cm" svg:height="0.985cm" svg:x="0.575cm" svg:y="7.015cm">
          <text:p/>
        </draw:rect>
        <draw:rect draw:style-name="gr1" draw:text-style-name="P1" draw:layer="layout" svg:width="4.828cm" svg:height="0.985cm" svg:x="6.089cm" svg:y="7.015cm">
          <text:p/>
        </draw:rect>
        <draw:rect draw:style-name="gr1" draw:text-style-name="P1" draw:layer="layout" svg:width="4.826cm" svg:height="0.985cm" svg:x="14.363cm" svg:y="7.015cm">
          <text:p/>
        </draw:rect>
        <draw:custom-shape draw:style-name="gr2" draw:text-style-name="P1" draw:layer="layout" svg:width="0.689cm" svg:height="18.614cm" draw:transform="rotate (-1.57079632679579) translate (19.189cm 9.083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2" draw:layer="layout" svg:width="2.093cm" svg:height="2.518cm" svg:x="8.159cm" svg:y="9.772cm">
          <draw:text-box>
            <text:p><text:span text:style-name="T1">N</text:span></text:p>
          </draw:text-box>
        </draw:frame>
        <draw:frame draw:style-name="gr4" draw:text-style-name="P3" draw:layer="layout" svg:width="1.567cm" svg:height="2.305cm" svg:x="-3.067cm" svg:y="4cm">
          <draw:text-box>
            <text:p><text:span text:style-name="T2">x</text:span></text:p>
          </draw:text-box>
        </draw:frame>
        <draw:frame draw:style-name="gr5" draw:text-style-name="P3" draw:layer="layout" svg:width="1.567cm" svg:height="2.308cm" svg:x="6cm" svg:y="5.5cm">
          <draw:text-box>
            <text:p><text:span text:style-name="T2">x</text:span></text:p>
          </draw:text-box>
        </draw:frame>
        <draw:frame draw:style-name="gr6" draw:text-style-name="P3" draw:layer="layout" svg:width="1.568cm" svg:height="2.308cm" svg:x="-3.5cm" svg:y="11.192cm">
          <draw:text-box>
            <text:p><text:span text:style-name="T2">y</text:span></text:p>
          </draw:text-box>
        </draw:frame>
        <draw:frame draw:style-name="gr5" draw:text-style-name="P3" draw:layer="layout" svg:width="1.569cm" svg:height="2.308cm" svg:x="14.331cm" svg:y="5.5cm">
          <draw:text-box>
            <text:p><text:span text:style-name="T2">y</text:span></text:p>
          </draw:text-box>
        </draw:frame>
        <draw:frame draw:style-name="gr7" draw:text-style-name="P3" draw:layer="layout" svg:width="2.145cm" svg:height="2.308cm" svg:x="11.606cm" svg:y="6.325cm">
          <draw:text-box>
            <text:p><text:span text:style-name="T2">...</text:span></text:p>
          </draw:text-box>
        </draw:frame>
        <draw:frame draw:style-name="gr5" draw:text-style-name="P3" draw:layer="layout" svg:width="1.567cm" svg:height="2.308cm" svg:x="0.933cm" svg:y="5.5cm">
          <draw:text-box>
            <text:p><text:span text:style-name="T2">z</text:span></text:p>
          </draw:text-box>
        </draw:frame>
        <draw:frame draw:style-name="gr5" draw:text-style-name="P3" draw:layer="layout" svg:width="1.567cm" svg:height="2.308cm" svg:x="-3.067cm" svg:y="1cm">
          <draw:text-box>
            <text:p><text:span text:style-name="T2">z</text:span></text:p>
          </draw:text-box>
        </draw:frame>
        <draw:line draw:style-name="gr8" draw:text-style-name="P1" draw:layer="layout" svg:x1="3cm" svg:y1="4.5cm" svg:x2="3cm" svg:y2="6cm">
          <text:p/>
        </draw:line>
        <draw:line draw:style-name="gr8" draw:text-style-name="P1" draw:layer="layout" svg:x1="8.3cm" svg:y1="4.5cm" svg:x2="8.3cm" svg:y2="6cm">
          <text:p/>
        </draw:line>
        <draw:line draw:style-name="gr8" draw:text-style-name="P1" draw:layer="layout" svg:x1="17cm" svg:y1="4.5cm" svg:x2="17cm" svg:y2="6cm">
          <text:p/>
        </draw:line>
        <draw:line draw:style-name="gr9" draw:text-style-name="P1" draw:layer="layout" svg:x1="3cm" svg:y1="4.5cm" svg:x2="17cm" svg:y2="4.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1" draw:display-name="Hatch 1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15.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1.205cm" svg:x1="7.782cm" svg:y1="7.887cm" svg:x2="6.729cm" svg:y2="2.809cm" draw:start-shape="id1" draw:start-glue-point="1" svg:d="m7782 7887c2557 0 3084-5078-1053-5078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2</text:span></text:p>
          </draw:text-box>
        </draw:frame>
        <draw:frame draw:style-name="gr1" draw:text-style-name="P1" draw:layer="layout" svg:width="9.642cm" svg:height="1.826cm" svg:x="11cm" svg:y="4.9cm">
          <draw:text-box>
            <text:p><text:span text:style-name="T1">{x3, x5} = L\{y}</text:span></text:p>
          </draw:text-box>
        </draw:frame>
        <draw:custom-shape draw:style-name="gr3" draw:text-style-name="P2" draw:layer="layout" svg:width="0.5cm" svg:height="5cm" svg:x="10.5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2cm" draw:marker-start-width="0.8cm" draw:marker-end="Arrow" draw:marker-end-width="0.8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876cm" svg:height="1.826cm" svg:x="0.498cm" svg:y="0.174cm">
          <draw:text-box>
            <text:p><text:span text:style-name="T1">hit x1</text:span></text:p>
          </draw:text-box>
        </draw:frame>
        <draw:frame draw:style-name="gr1" draw:text-style-name="P1" draw:layer="layout" svg:width="3.876cm" svg:height="1.826cm" svg:x="0.5cm" svg:y="2cm">
          <draw:text-box>
            <text:p><text:span text:style-name="T1">hit x2</text:span></text:p>
          </draw:text-box>
        </draw:frame>
        <draw:frame draw:style-name="gr1" draw:text-style-name="P1" draw:layer="layout" svg:width="8.067cm" svg:height="1.826cm" svg:x="0.498cm" svg:y="3.674cm">
          <draw:text-box>
            <text:p><text:span text:style-name="T1">miss x3-&gt;x4</text:span></text:p>
          </draw:text-box>
        </draw:frame>
        <draw:frame draw:style-name="gr1" draw:text-style-name="P1" draw:layer="layout" svg:width="3.876cm" svg:height="1.826cm" svg:x="0.498cm" svg:y="5.274cm">
          <draw:text-box>
            <text:p><text:span text:style-name="T1">hit x5</text:span></text:p>
          </draw:text-box>
        </draw:frame>
        <draw:frame draw:style-name="gr1" draw:text-style-name="P1" draw:id="id1" draw:layer="layout" svg:width="7.284cm" svg:height="1.826cm" svg:x="0.498cm" svg:y="6.974cm">
          <draw:text-box>
            <text:p><text:span text:style-name="T1">miss x6-&gt;y</text:span></text:p>
          </draw:text-box>
        </draw:frame>
        <draw:connector draw:style-name="gr2" draw:text-style-name="P2" draw:layer="layout" draw:type="curve" draw:line-skew="0.377cm" svg:x1="7.782cm" svg:y1="7.887cm" svg:x2="5.418cm" svg:y2="1.093cm" draw:start-shape="id1" draw:start-glue-point="1" svg:d="m7782 7887c1315 0 2497-6794-2364-6794">
          <text:p/>
        </draw:connector>
        <draw:frame draw:style-name="gr1" draw:text-style-name="P1" draw:layer="layout" svg:width="4.308cm" svg:height="1.826cm" svg:x="11cm" svg:y="3cm">
          <draw:text-box>
            <text:p><text:span text:style-name="T1">y = x1</text:span></text:p>
          </draw:text-box>
        </draw:frame>
        <draw:frame draw:style-name="gr1" draw:text-style-name="P1" draw:layer="layout" svg:width="11.132cm" svg:height="1.826cm" svg:x="9.5cm" svg:y="5cm">
          <draw:text-box>
            <text:p><text:span text:style-name="T1">{x2,x3,x5} = L\{y}</text:span></text:p>
          </draw:text-box>
        </draw:frame>
        <draw:custom-shape draw:style-name="gr3" draw:text-style-name="P2" draw:layer="layout" svg:width="0.5cm" svg:height="5cm" svg:x="9.246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cm">
          <text:p/>
        </draw:rect>
        <draw:rect draw:style-name="gr1" draw:text-style-name="P1" draw:layer="layout" svg:width="4.5cm" svg:height="1cm" svg:x="10.5cm" svg:y="5.5cm">
          <text:p/>
        </draw:rect>
        <draw:rect draw:style-name="gr1" draw:text-style-name="P1" draw:layer="layout" svg:width="4.5cm" svg:height="1cm" svg:x="10.5cm" svg:y="9.5cm">
          <text:p/>
        </draw:rect>
        <draw:frame draw:style-name="gr3" draw:text-style-name="P2" draw:layer="layout" svg:width="1.209cm" svg:height="1.826cm" svg:x="2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4cm" svg:height="11.857cm" svg:x="1.5cm" svg:y="0cm">
          <text:p/>
        </draw:rect>
        <draw:custom-shape draw:style-name="gr2" draw:text-style-name="P1" draw:layer="layout" svg:width="1cm" svg:height="4cm" svg:x="5.5cm" svg:y="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2.5cm" svg:height="1cm" svg:x="10.5cm" svg:y="1.5cm">
          <text:p/>
        </draw:rect>
        <draw:rect draw:style-name="gr1" draw:text-style-name="P1" draw:layer="layout" svg:width="2.5cm" svg:height="1cm" svg:x="10.5cm" svg:y="5.5cm">
          <text:p/>
        </draw:rect>
        <draw:rect draw:style-name="gr1" draw:text-style-name="P1" draw:layer="layout" svg:width="2.5cm" svg:height="1cm" svg:x="10.5cm" svg:y="9.5cm">
          <text:p/>
        </draw:rect>
        <draw:frame draw:style-name="gr3" draw:text-style-name="P2" draw:layer="layout" svg:width="1.209cm" svg:height="1.826cm" svg:x="2.9cm" svg:y="-0.5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901cm" svg:y="6.5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902cm" svg:y="8.5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cm">
          <draw:text-box>
            <text:p><text:span text:style-name="T1">R(z)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Black_20_0_20_Degrees" draw:textarea-horizontal-align="center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.5cm" svg:height="11.857cm" svg:x="0cm" svg:y="0.001cm">
          <text:p/>
        </draw:rect>
        <draw:custom-shape draw:style-name="gr2" draw:text-style-name="P1" draw:layer="layout" svg:width="1cm" svg:height="4cm" svg:x="5.5cm" svg:y="0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4cm" svg:x="5.5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cm" svg:height="3.857cm" svg:x="5.5cm" svg:y="8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1" draw:layer="layout" svg:width="4.5cm" svg:height="1cm" svg:x="10.5cm" svg:y="1.501cm">
          <text:p/>
        </draw:rect>
        <draw:rect draw:style-name="gr1" draw:text-style-name="P1" draw:layer="layout" svg:width="4.5cm" svg:height="1cm" svg:x="10.5cm" svg:y="5.501cm">
          <text:p/>
        </draw:rect>
        <draw:rect draw:style-name="gr1" draw:text-style-name="P1" draw:layer="layout" svg:width="4.5cm" svg:height="1cm" svg:x="10.5cm" svg:y="9.501cm">
          <text:p/>
        </draw:rect>
        <draw:frame draw:style-name="gr3" draw:text-style-name="P2" draw:layer="layout" svg:width="1.209cm" svg:height="1.826cm" svg:x="2cm" svg:y="-0.499cm">
          <draw:text-box>
            <text:p><text:span text:style-name="T1">x</text:span></text:p>
          </draw:text-box>
        </draw:frame>
        <draw:frame draw:style-name="gr3" draw:text-style-name="P2" draw:layer="layout" svg:width="1.209cm" svg:height="1.826cm" svg:x="2.001cm" svg:y="6.501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2.002cm" svg:y="8.5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0.5cm" svg:y="8.001cm">
          <draw:text-box>
            <text:p><text:span text:style-name="T1">z</text:span></text:p>
          </draw:text-box>
        </draw:frame>
        <draw:frame draw:style-name="gr3" draw:text-style-name="P2" draw:layer="layout" svg:width="1.209cm" svg:height="1.826cm" svg:x="16cm" svg:y="4cm">
          <draw:text-box>
            <text:p><text:span text:style-name="T1">y</text:span></text:p>
          </draw:text-box>
        </draw:frame>
        <draw:frame draw:style-name="gr3" draw:text-style-name="P2" draw:layer="layout" svg:width="1.209cm" svg:height="1.826cm" svg:x="10.291cm" svg:y="0.001cm">
          <draw:text-box>
            <text:p><text:span text:style-name="T1">x</text:span></text:p>
          </draw:text-box>
        </draw:frame>
        <draw:frame draw:style-name="gr3" draw:text-style-name="P2" draw:layer="layout" svg:width="3.165cm" svg:height="1.826cm" svg:x="6.335cm" svg:y="1.001cm">
          <draw:text-box>
            <text:p><text:span text:style-name="T1">R(x)</text:span></text:p>
          </draw:text-box>
        </draw:frame>
        <draw:frame draw:style-name="gr3" draw:text-style-name="P2" draw:layer="layout" svg:width="3.165cm" svg:height="1.826cm" svg:x="6.336cm" svg:y="5.201cm">
          <draw:text-box>
            <text:p><text:span text:style-name="T1">R(y)</text:span></text:p>
          </draw:text-box>
        </draw:frame>
        <draw:frame draw:style-name="gr3" draw:text-style-name="P2" draw:layer="layout" svg:width="3.165cm" svg:height="1.826cm" svg:x="6.337cm" svg:y="9.101cm">
          <draw:text-box>
            <text:p><text:span text:style-name="T1">R(z)</text:span></text:p>
          </draw:text-box>
        </draw:frame>
        <draw:rect draw:style-name="gr1" draw:text-style-name="P1" draw:layer="layout" svg:width="4.5cm" svg:height="1cm" svg:x="15.6cm" svg:y="1.501cm">
          <text:p/>
        </draw:rect>
        <draw:rect draw:style-name="gr1" draw:text-style-name="P1" draw:layer="layout" svg:width="4.5cm" svg:height="1cm" svg:x="15.7cm" svg:y="5.501cm">
          <text:p/>
        </draw:rect>
        <draw:rect draw:style-name="gr1" draw:text-style-name="P1" draw:layer="layout" svg:width="4.5cm" svg:height="1cm" svg:x="15.6cm" svg:y="9.501cm">
          <text:p/>
        </draw:rect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1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